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7.094cm" presentation:class="title" presentation:user-transformed="true">
          <draw:text-box>
            <text:p>Gaming the Game of Spoof</text:p>
          </draw:text-box>
        </draw:frame>
        <draw:frame presentation:style-name="pr2" draw:text-style-name="P1" draw:layer="layout" svg:width="25.199cm" svg:height="5.493cm" svg:x="1.4cm" svg:y="11.6cm" presentation:class="subtitle" presentation:user-transformed="true">
          <draw:text-box>
            <text:p>Some smart sub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oof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Gambling game with N players</text:p>
              </text:list-item>
              <text:list-item>
                <text:p>Each player chooses a number of coins between 0 and a max number M</text:p>
              </text:list-item>
              <text:list-item>
                <text:p>One at a time, each player guesses the total number of coins in play without revealing what is in their hand.</text:p>
              </text:list-item>
              <text:list-item>
                <text:p>Player to guess the exact total wins the round and is illiminated from play</text:p>
              </text:list-item>
              <text:list-item>
                <text:p>Next round is played with N-1 players</text:p>
              </text:list-item>
              <text:list-item>
                <text:p>Last player to stand loses and buys everyone else a round of drink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-Player Game</text:p>
          </draw:text-box>
        </draw:frame>
        <draw:frame presentation:style-name="pr4" draw:layer="layout" svg:width="25.199cm" svg:height="13.979cm" svg:x="1.4cm" svg:y="4.621cm" presentation:class="outline" presentation:user-transformed="true">
          <draw:text-box>
            <text:list text:style-name="L2">
              <text:list-item>
                <text:p>Each player (A and B) chooses an integer (coins) between 0 and 3</text:p>
              </text:list-item>
              <text:list-item>
                <text:p>Player A attempts to guess the total number of coins in play and announces his guess (integer between 0 and 6)</text:p>
              </text:list-item>
              <text:list-item>
                <text:p>Player B attempts a guess taking into account player A’s guess in the previous step</text:p>
              </text:list-item>
              <text:list-item>
                <text:p>Player to guess right total wins the round; otherswise players draw</text:p>
              </text:list-item>
              <text:list-item>
                <text:p>Play is repeated (customary for A and B to exchange rol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-Player G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r Game</text:p>
              </text:list-item>
              <text:list-item>
                <text:p>Optimal strategy of first player:</text:p>
              </text:list-item>
              <text:list-item>
                <text:p>Can be proved by listing all possible strategies and their payoff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ence Weighted At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 each time step <text:s text:c="2"/>, player <text:s text:c="21"/>among N possible moves</text:p>
              </text:list-item>
              <text:list-item>
                <text:p>Player <text:s text:c="3"/>picks move <text:s text:c="3"/>from with probability</text:p>
              </text:list-item>
              <text:list-item>
                <text:p><text:s text:c="10"/>is taken from probability vector</text:p>
                <text:p/>
              </text:list-item>
              <text:list-item>
                <text:p>If A plays <text:s text:c="3"/>and B plays <text:s text:c="3"/>, player A and B receive payoffs <text:s text:c="8"/>and <text:s text:c="7"/>respectively</text:p>
              </text:list-item>
            </text:list>
          </draw:text-box>
        </draw:frame>
        <draw:g>
          <svg:title>TexMaths</svg:title>
          <svg:desc>36§display§\mu \in \{\text{A}, \text{B}\}§svg§600§FALSE§</svg:desc>
          <draw:polygon draw:style-name="gr2" draw:text-style-name="P2" draw:layer="layout" svg:width="5.971cm" svg:height="1.263cm" svg:x="16.428cm" svg:y="4.917cm" svg:viewBox="0 0 5972 1264" draw:points="2986,1264 0,1264 0,0 5972,0 5972,1264">
            <text:p/>
          </draw:polygon>
          <draw:path draw:style-name="gr3" draw:text-style-name="P3" draw:layer="layout" svg:width="0.687cm" svg:height="0.834cm" svg:x="16.465cm" svg:y="5.303cm" svg:viewBox="0 0 688 835" svg:d="M256 115c6-26 18-75 18-80 0-23-15-35-38-35-3 0-37 0-49 46l-184 734c-3 15-3 18-3 21 0 20 14 34 35 34 28 0 43-23 46-26 5-11 20-78 69-273 40 34 98 40 124 40 89 0 138-58 169-92 9 54 58 92 113 92 46 0 75-29 95-72s37-121 37-124c0-14-11-14-14-14-15 0-15 5-17 23-24 83-47 158-98 158-35 0-38-32-38-57 0-29 15-90 26-133l35-138c3-17 17-66 23-87 5-28 17-77 17-83 0-23-17-35-37-35-6 0-38 0-49 44l-61 239c-14 63-29 115-32 129 0 6-63 121-164 121-63 0-95-43-95-109 0-38 9-72 18-110z">
            <text:p/>
          </draw:path>
          <draw:path draw:style-name="gr3" draw:text-style-name="P3" draw:layer="layout" svg:width="0.635cm" svg:height="0.736cm" svg:x="17.643cm" svg:y="5.179cm" svg:viewBox="0 0 636 737" svg:d="M590 394c23 0 46 0 46-25 0-26-23-26-46-26h-538c14-170 161-291 340-291h198c23 0 46 0 46-26s-23-26-46-26h-201c-216 0-389 164-389 369 0 201 173 368 389 368h201c23 0 46 0 46-26s-23-26-46-26h-198c-179 0-326-121-340-291z">
            <text:p/>
          </draw:path>
          <draw:path draw:style-name="gr3" draw:text-style-name="P3" draw:layer="layout" svg:width="0.451cm" svg:height="1.266cm" svg:x="18.821cm" svg:y="4.914cm" svg:viewBox="0 0 452 1267" svg:d="M268 170c0-52 34-133 173-141 5-3 11-9 11-15 0-14-11-14-23-14-130 0-245 63-245 158v288c0 52 0 92-52 133-43 37-92 40-120 40-6 3-12 9-12 15 0 14 9 14 20 14 84 6 144 52 159 112 5 15 5 17 5 64v250c0 52 0 95 61 141 49 38 132 52 184 52 12 0 23 0 23-14 0-12-9-12-20-12-81-6-144-46-158-112-6-12-6-15-6-58v-268c0-57-9-80-49-121-29-25-66-37-101-48 104-29 150-87 150-162z">
            <text:p/>
          </draw:path>
          <draw:path draw:style-name="gr3" draw:text-style-name="P3" draw:layer="layout" svg:width="0.869cm" svg:height="0.909cm" svg:x="19.4cm" svg:y="4.957cm" svg:viewBox="0 0 870 910" svg:d="M464 26c-6-17-9-26-29-26s-23 9-29 26l-265 757c-23 66-72 84-141 87v40c29-3 84-6 130-6 40 0 106 3 146 6v-40c-63 0-95-32-95-67 0-2 0-14 0-17l61-167h314l66 193c0 6 3 14 3 20 0 38-69 38-104 38v40c46-6 133-6 182-6 54 0 112 3 167 6v-40h-23c-75 0-95-9-107-52zM397 167l144 412h-285z">
            <text:p/>
          </draw:path>
          <draw:path draw:style-name="gr3" draw:text-style-name="P3" draw:layer="layout" svg:width="0.149cm" svg:height="0.379cm" svg:x="20.419cm" svg:y="5.729cm" svg:viewBox="0 0 150 380" svg:d="M150 132c0-83-32-132-81-132-43 0-69 32-69 66 0 35 26 69 69 69 15 0 32-5 43-17 6-3 6-3 9-3 0 0 3 0 3 17 0 95-46 173-89 214-15 14-15 17-15 20 0 11 6 14 15 14 14 0 115-98 115-248z">
            <text:p/>
          </draw:path>
          <draw:path draw:style-name="gr3" draw:text-style-name="P3" draw:layer="layout" svg:width="0.779cm" svg:height="0.866cm" svg:x="20.917cm" svg:y="4.998cm" svg:viewBox="0 0 780 867" svg:d="M236 403v-314c0-40 3-49 63-49h156c124 0 170 107 170 173 0 84-64 190-205 190zM536 415c123-26 210-107 210-202 0-109-115-213-282-213h-464v40h32c98 0 98 15 98 58v671c0 46 0 57-98 57h-32v41h498c170 0 282-113 282-233 0-110-103-205-244-219zM458 826h-159c-60 0-63-8-63-49v-348h239c127 0 179 118 179 205 0 89-67 192-196 192z">
            <text:p/>
          </draw:path>
          <draw:path draw:style-name="gr3" draw:text-style-name="P3" draw:layer="layout" svg:width="0.451cm" svg:height="1.266cm" svg:x="21.859cm" svg:y="4.914cm" svg:viewBox="0 0 452 1267" svg:d="M184 1100c0 49-34 132-172 141-6 0-12 6-12 12 0 14 14 14 26 14 124 0 242-60 242-158v-288c0-49 0-90 52-133 43-37 92-40 121-40 5 0 11-6 11-14 0-12-9-12-20-15-84-3-147-49-158-112-6-15-6-17-6-61v-253c0-52 0-92-61-141-52-40-138-52-181-52-12 0-26 0-26 14 0 12 9 12 20 15 81 3 144 46 159 109 5 12 5 15 5 61v265c0 57 9 80 49 121 29 25 64 40 101 49-104 28-150 89-150 161z">
            <text:p/>
          </draw:path>
        </draw:g>
        <draw:g>
          <svg:title>TexMaths</svg:title>
          <svg:desc>36§display§t§svg§600§FALSE§</svg:desc>
          <draw:polygon draw:style-name="gr2" draw:text-style-name="P2" draw:layer="layout" svg:width="0.456cm" svg:height="0.777cm" svg:x="11.548cm" svg:y="5.234cm" svg:viewBox="0 0 457 778" draw:points="230,778 0,778 0,0 457,0 457,778">
            <text:p/>
          </draw:polygon>
          <draw:path draw:style-name="gr3" draw:text-style-name="P3" draw:layer="layout" svg:width="0.39cm" svg:height="0.809cm" svg:x="11.577cm" svg:y="5.217cm" svg:viewBox="0 0 391 810" svg:d="M233 288h121c23 0 37 0 37-26 0-14-14-14-37-14h-110c43-182 52-205 52-213 0-23-17-35-37-35-3 0-41 0-52 46l-49 202h-121c-26 0-37 0-37 23 0 17 11 17 34 17h113c-92 361-95 381-95 404 0 69 49 118 115 118 132 0 204-187 204-196 0-12-12-12-17-12-12 0-12 3-18 18-54 132-123 161-166 161-26 0-38-17-38-57 0-32 0-41 6-61z">
            <text:p/>
          </draw:path>
        </draw:g>
        <draw:g>
          <svg:title>TexMaths</svg:title>
          <svg:desc>36§display§\mu§svg§600§FALSE§</svg:desc>
          <draw:polygon draw:style-name="gr2" draw:text-style-name="P2" draw:layer="layout" svg:width="0.762cm" svg:height="0.791cm" svg:x="6.037cm" svg:y="8.382cm" svg:viewBox="0 0 763 792" draw:points="380,792 0,792 0,0 763,0 763,792">
            <text:p/>
          </draw:polygon>
          <draw:path draw:style-name="gr3" draw:text-style-name="P3" draw:layer="layout" svg:width="0.687cm" svg:height="0.834cm" svg:x="6.074cm" svg:y="8.365cm" svg:viewBox="0 0 688 835" svg:d="M256 115c6-26 18-75 18-80 0-23-15-35-38-35-3 0-37 0-49 46l-184 734c-3 15-3 18-3 20 0 21 14 35 35 35 28 0 43-23 46-26 5-11 20-78 69-273 40 34 98 40 124 40 89 0 138-58 169-92 9 54 58 92 113 92 46 0 75-29 95-72s37-121 37-124c0-14-11-14-14-14-15 0-15 5-18 23-23 83-46 158-97 158-35 0-38-32-38-58 0-28 15-89 26-132l35-138c2-17 17-66 23-87 5-28 17-77 17-83 0-23-17-35-38-35-5 0-37 0-48 44l-61 239c-14 63-29 115-32 129 0 6-63 121-164 121-63 0-95-43-95-109 0-38 9-72 18-110z">
            <text:p/>
          </draw:path>
        </draw:g>
        <draw:g>
          <svg:title>TexMaths</svg:title>
          <svg:desc>36§display§i§svg§600§FALSE§</svg:desc>
          <draw:polygon draw:style-name="gr2" draw:text-style-name="P2" draw:layer="layout" svg:width="0.438cm" svg:height="0.835cm" svg:x="12.961cm" svg:y="8.206cm" svg:viewBox="0 0 439 836" draw:points="220,836 0,836 0,0 439,0 439,836">
            <text:p/>
          </draw:polygon>
          <draw:path draw:style-name="gr3" draw:text-style-name="P3" draw:layer="layout" svg:width="0.337cm" svg:height="0.852cm" svg:x="12.999cm" svg:y="8.2cm" svg:viewBox="0 0 338 853" svg:d="M326 46c0-26-17-46-46-46-35 0-69 32-69 66 0 26 17 46 49 46 29 0 66-28 66-66zM228 524c17-37 17-40 29-74 12-26 17-44 17-67 0-57-40-103-106-103-119 0-168 181-168 193 0 14 12 14 14 14 15 0 15-3 21-23 34-121 86-159 130-159 11 0 31 0 31 41 0 29-8 55-14 66-9 35-66 182-87 236-14 32-29 75-29 101 0 61 44 104 104 104 122 0 168-184 168-196 0-11-12-11-15-11-14 0-14 2-20 23-23 80-66 158-130 158-23 0-31-14-31-43 0-32 8-49 37-127z">
            <text:p/>
          </draw:path>
        </draw:g>
        <draw:g>
          <svg:title>TexMaths</svg:title>
          <svg:desc>36§display§p_i^\mu(t)
§svg§600§FALSE§</svg:desc>
          <draw:polygon draw:style-name="gr2" draw:text-style-name="P2" draw:layer="layout" svg:width="2.749cm" svg:height="1.34cm" svg:x="24.24cm" svg:y="7.813cm" svg:viewBox="0 0 2750 1341" draw:points="1376,1341 0,1341 0,0 2750,0 2750,1341">
            <text:p/>
          </draw:polygon>
          <draw:path draw:style-name="gr3" draw:text-style-name="P3" draw:layer="layout" svg:width="0.661cm" svg:height="0.805cm" svg:x="24.2cm" svg:y="8.241cm" svg:viewBox="0 0 662 806" svg:d="M98 717c-12 43-12 51-69 51-15 0-29 0-29 23 0 12 6 15 17 15 35 0 69-3 107-3 40 0 83 3 124 3 8 0 23 0 23-23 0-15-12-15-29-15-63 0-63-8-63-20 0-17 51-221 60-253 17 34 52 81 118 81 147 0 305-188 305-372 0-121-72-204-167-204-63 0-126 46-167 95-14-69-69-95-115-95-58 0-83 49-95 72-20 43-37 121-37 124 0 11 11 11 14 11 14 0 14 0 23-29 20-89 46-149 92-149 20 0 38 8 38 57 0 29-3 43-9 64zM322 164c9-35 44-69 67-89 43-38 80-46 100-46 52 0 84 43 84 118s-43 221-66 270c-43 87-104 130-150 130-86 0-101-107-101-112 0-3 0-6 3-21z">
            <text:p/>
          </draw:path>
          <draw:path draw:style-name="gr3" draw:text-style-name="P3" draw:layer="layout" svg:width="0.529cm" svg:height="0.58cm" svg:x="24.92cm" svg:y="7.801cm" svg:viewBox="0 0 530 581" svg:d="M3 535c-3 15-3 18-3 20 0 18 17 26 32 26 31 0 37-28 40-43 3-6 20-75 43-164 26 20 64 26 95 26 75 0 127-60 127-63 17 60 78 63 92 63 32 0 55-17 69-46 20-35 32-86 32-89 0-12-12-12-15-12-11 0-11 3-17 29-11 40-29 95-66 95-23 0-29-20-29-43 0-17 6-49 12-72 8-23 17-61 20-81l20-77c6-23 17-61 17-67 0-17-14-28-31-28-9 0-26 5-35 23-3 3-12 31-14 49l-21 74-25 113c-9 20-9 23-15 34-29 40-66 75-118 75-72 0-72-63-72-81 0-23 0-34 14-83 9-37 12-43 21-78l11-52c3-17 15-51 15-54 0-17-15-29-32-29-32 0-40 32-43 43z">
            <text:p/>
          </draw:path>
          <draw:path draw:style-name="gr3" draw:text-style-name="P3" draw:layer="layout" svg:width="0.27cm" svg:height="0.598cm" svg:x="24.917cm" svg:y="8.566cm" svg:viewBox="0 0 271 599" svg:d="M248 35c0-15-12-35-35-35-26 0-52 23-52 49 0 14 12 34 38 34s49-25 49-48zM66 486c-6 12-8 20-8 38 0 40 34 75 83 75 92 0 130-124 130-136 0-11-12-11-15-11-11 0-11 6-17 14-20 72-60 107-95 107-17 0-20-12-20-32s6-35 14-55c9-26 17-49 29-72 6-20 37-103 43-112 3-8 6-20 6-29 0-43-37-74-86-74-90 0-130 120-130 135 0 11 12 11 14 11 15 0 15-5 18-14 23-78 63-109 95-109 14 0 23 8 23 31 0 20-6 35-29 89z">
            <text:p/>
          </draw:path>
          <draw:path draw:style-name="gr3" draw:text-style-name="P3" draw:layer="layout" svg:width="0.296cm" svg:height="1.265cm" svg:x="25.677cm" svg:y="7.853cm" svg:viewBox="0 0 297 1266" svg:d="M297 1255c0-3 0-6-23-29-159-158-199-397-199-593 0-219 49-440 204-598 18-15 18-18 18-23 0-9-6-12-15-12-11 0-127 86-201 247-67 139-81 280-81 386 0 101 14 253 83 397 78 156 188 236 199 236 9 0 15-3 15-11z">
            <text:p/>
          </draw:path>
          <draw:path draw:style-name="gr3" draw:text-style-name="P3" draw:layer="layout" svg:width="0.391cm" svg:height="0.808cm" svg:x="26.072cm" svg:y="8.008cm" svg:viewBox="0 0 392 809" svg:d="M233 288h121c23 0 38 0 38-26 0-15-15-15-38-15h-109c43-181 52-204 52-212 0-23-18-35-38-35-3 0-40 0-52 46l-49 201h-121c-25 0-37 0-37 23 0 18 12 18 35 18h112c-92 359-95 380-95 403 0 69 49 118 115 118 132 0 204-187 204-196 0-12-11-12-17-12-11 0-11 3-17 18-55 132-124 161-167 161-26 0-38-17-38-58 0-31 0-40 6-60z">
            <text:p/>
          </draw:path>
          <draw:path draw:style-name="gr3" draw:text-style-name="P3" draw:layer="layout" svg:width="0.296cm" svg:height="1.265cm" svg:x="26.57cm" svg:y="7.853cm" svg:viewBox="0 0 297 1266" svg:d="M297 633c0-98-15-250-84-394-78-156-187-239-201-239-6 0-12 6-12 12 0 5 0 8 23 31 127 124 199 325 199 590 0 216-46 440-205 599-17 17-17 20-17 23 0 8 6 11 12 11 14 0 129-86 204-247 66-138 81-279 81-386z">
            <text:p/>
          </draw:path>
        </draw:g>
        <draw:g>
          <svg:title>TexMaths</svg:title>
          <svg:desc>36§display§p_i^\mu(t)
§svg§600§FALSE§</svg:desc>
          <draw:polygon draw:style-name="gr2" draw:text-style-name="P2" draw:layer="layout" svg:width="2.749cm" svg:height="1.34cm" svg:x="2.65cm" svg:y="9.448cm" svg:viewBox="0 0 2750 1341" draw:points="1376,1341 0,1341 0,0 2750,0 2750,1341">
            <text:p/>
          </draw:polygon>
          <draw:path draw:style-name="gr3" draw:text-style-name="P3" draw:layer="layout" svg:width="0.661cm" svg:height="0.805cm" svg:x="2.61cm" svg:y="9.876cm" svg:viewBox="0 0 662 806" svg:d="M98 717c-12 43-12 51-69 51-15 0-29 0-29 23 0 12 6 15 17 15 35 0 69-3 107-3 40 0 83 3 124 3 8 0 23 0 23-23 0-15-12-15-29-15-63 0-63-8-63-20 0-17 51-221 60-253 17 34 52 81 118 81 147 0 305-188 305-372 0-121-72-204-167-204-63 0-126 46-167 95-14-69-69-95-115-95-58 0-83 49-95 72-20 43-37 121-37 124 0 11 11 11 14 11 14 0 14 0 23-29 20-89 46-149 92-149 20 0 38 8 38 57 0 29-3 43-9 64zM322 164c9-35 44-69 67-89 43-38 80-46 100-46 52 0 84 43 84 118s-43 221-66 270c-43 87-104 130-150 130-86 0-101-107-101-112 0-3 0-6 3-21z">
            <text:p/>
          </draw:path>
          <draw:path draw:style-name="gr3" draw:text-style-name="P3" draw:layer="layout" svg:width="0.529cm" svg:height="0.58cm" svg:x="3.33cm" svg:y="9.436cm" svg:viewBox="0 0 530 581" svg:d="M3 535c-3 15-3 18-3 20 0 18 17 26 32 26 31 0 37-28 40-43 3-6 20-75 43-164 26 20 64 26 95 26 75 0 127-60 127-63 17 60 78 63 92 63 32 0 55-17 69-46 20-35 32-86 32-89 0-12-12-12-15-12-11 0-11 3-17 29-11 40-29 95-66 95-23 0-29-20-29-43 0-17 6-49 12-72 8-23 17-61 20-81l20-77c6-23 17-61 17-67 0-17-14-28-31-28-9 0-26 5-35 23-3 3-12 31-14 49l-21 74-25 113c-9 20-9 23-15 34-29 40-66 75-118 75-72 0-72-63-72-81 0-23 0-34 14-83 9-37 12-43 21-78l11-52c3-17 15-51 15-54 0-17-15-29-32-29-32 0-40 32-43 43z">
            <text:p/>
          </draw:path>
          <draw:path draw:style-name="gr3" draw:text-style-name="P3" draw:layer="layout" svg:width="0.27cm" svg:height="0.598cm" svg:x="3.327cm" svg:y="10.201cm" svg:viewBox="0 0 271 599" svg:d="M248 35c0-15-12-35-35-35-26 0-52 23-52 49 0 14 12 34 38 34s49-25 49-48zM66 486c-6 12-8 20-8 38 0 40 34 75 83 75 92 0 130-124 130-136 0-11-12-11-15-11-11 0-11 6-17 14-20 72-60 107-95 107-17 0-20-12-20-32s6-35 14-55c9-26 17-49 29-72 6-20 37-103 43-112 3-8 6-20 6-29 0-43-37-74-86-74-90 0-130 120-130 135 0 11 12 11 14 11 15 0 15-5 18-14 23-78 63-109 95-109 14 0 23 8 23 31 0 20-6 35-29 89z">
            <text:p/>
          </draw:path>
          <draw:path draw:style-name="gr3" draw:text-style-name="P3" draw:layer="layout" svg:width="0.296cm" svg:height="1.265cm" svg:x="4.087cm" svg:y="9.488cm" svg:viewBox="0 0 297 1266" svg:d="M297 1255c0-3 0-6-23-29-159-158-199-397-199-593 0-219 49-440 204-598 18-15 18-18 18-23 0-9-6-12-15-12-11 0-127 86-201 247-67 139-81 280-81 386 0 101 14 253 83 397 78 156 188 236 199 236 9 0 15-3 15-11z">
            <text:p/>
          </draw:path>
          <draw:path draw:style-name="gr3" draw:text-style-name="P3" draw:layer="layout" svg:width="0.391cm" svg:height="0.808cm" svg:x="4.482cm" svg:y="9.643cm" svg:viewBox="0 0 392 809" svg:d="M233 288h121c23 0 38 0 38-26 0-15-15-15-38-15h-109c43-181 52-204 52-212 0-23-18-35-38-35-3 0-40 0-52 46l-49 201h-121c-25 0-37 0-37 23 0 18 12 18 35 18h112c-92 359-95 380-95 403 0 69 49 118 115 118 132 0 204-187 204-196 0-12-11-12-17-12-11 0-11 3-17 18-55 132-124 161-167 161-26 0-38-17-38-58 0-31 0-40 6-60z">
            <text:p/>
          </draw:path>
          <draw:path draw:style-name="gr3" draw:text-style-name="P3" draw:layer="layout" svg:width="0.296cm" svg:height="1.265cm" svg:x="4.98cm" svg:y="9.488cm" svg:viewBox="0 0 297 1266" svg:d="M297 633c0-98-15-250-84-394-78-156-187-239-201-239-6 0-12 6-12 12 0 5 0 8 23 31 127 124 199 325 199 590 0 216-46 440-205 599-17 17-17 20-17 23 0 8 6 11 12 11 14 0 129-86 204-247 66-138 81-279 81-386z">
            <text:p/>
          </draw:path>
        </draw:g>
        <draw:g>
          <svg:title>TexMaths</svg:title>
          <svg:desc>28§display§\mathbf{p}^\mu(t) = \{p_1^\mu(t), \dots, p_N^\mu(t)\}§svg§600§FALSE§</svg:desc>
          <draw:polygon draw:style-name="gr2" draw:text-style-name="P2" draw:layer="layout" svg:width="11.238cm" svg:height="1.06cm" svg:x="14.6cm" svg:y="11.509cm" svg:viewBox="0 0 11239 1061" draw:points="5620,1061 0,1061 0,0 11239,0 11239,1061">
            <text:p/>
          </draw:polygon>
          <draw:path draw:style-name="gr3" draw:text-style-name="P3" draw:layer="layout" svg:width="0.554cm" svg:height="0.636cm" svg:x="14.636cm" svg:y="11.834cm" svg:viewBox="0 0 555 637" svg:d="M181 119c0-18 0-18 14-34 40-40 92-45 114-45 65 0 121 61 121 184 0 139-69 191-134 191-14 0-61 0-103-54-12-11-12-13-12-31zM181 406c43 36 86 45 126 45 148 0 248-90 248-227 0-132-89-224-230-224-74 0-128 31-150 49v-49l-175 9v45c60 0 67 0 67 38v498h-67v47c27-2 87-2 125-2 39 0 97 0 124 2v-47h-68z">
            <text:p/>
          </draw:path>
          <draw:path draw:style-name="gr3" draw:text-style-name="P3" draw:layer="layout" svg:width="0.411cm" svg:height="0.452cm" svg:x="15.261cm" svg:y="11.567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5 15-5 18-11 27-23 31-52 58-92 58-56 0-56-49-56-63 0-18 0-27 11-65 7-29 9-34 16-61l9-40c2-13 11-40 11-43 0-13-11-22-25-22-24 0-31 25-33 34z">
            <text:p/>
          </draw:path>
          <draw:path draw:style-name="gr3" draw:text-style-name="P3" draw:layer="layout" svg:width="0.23cm" svg:height="0.986cm" svg:x="15.852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3" draw:text-style-name="P3" draw:layer="layout" svg:width="0.304cm" svg:height="0.629cm" svg:x="16.159cm" svg:y="11.662cm" svg:viewBox="0 0 305 630" svg:d="M181 224h94c18 0 30 0 30-20 0-11-12-11-30-11h-85c34-141 41-159 41-166 0-18-14-27-29-27-3 0-32 0-41 36l-38 157h-94c-20 0-29 0-29 18 0 13 9 13 27 13h87c-71 281-74 296-74 314 0 54 38 92 90 92 103 0 159-145 159-152 0-9-9-9-14-9-8 0-8 2-13 13-43 103-96 126-130 126-20 0-29-14-29-45 0-25 0-31 5-47z">
            <text:p/>
          </draw:path>
          <draw:path draw:style-name="gr3" draw:text-style-name="P3" draw:layer="layout" svg:width="0.23cm" svg:height="0.986cm" svg:x="16.546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3" draw:text-style-name="P3" draw:layer="layout" svg:width="0.655cm" svg:height="0.232cm" svg:x="17.198cm" svg:y="11.9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3" draw:layer="layout" svg:width="0.351cm" svg:height="0.986cm" svg:x="18.251cm" svg:y="11.54cm" svg:viewBox="0 0 352 987" svg:d="M208 132c0-40 27-103 135-110 4-2 9-6 9-11 0-11-9-11-18-11-101 0-191 49-191 123v225c0 40 0 71-40 103-36 29-72 31-94 31-5 3-9 7-9 12 0 11 7 11 16 11 65 4 112 40 123 87 4 11 4 14 4 50v195c0 40 0 74 47 110 38 29 103 40 144 40 9 0 18 0 18-11 0-9-7-9-16-9-63-5-112-36-123-88-5-9-5-11-5-45v-208c0-45-6-63-38-94-22-21-51-30-78-38 80-23 116-68 116-126z">
            <text:p/>
          </draw:path>
          <draw:path draw:style-name="gr3" draw:text-style-name="P3" draw:layer="layout" svg:width="0.514cm" svg:height="0.627cm" svg:x="18.638cm" svg:y="11.843cm" svg:viewBox="0 0 515 628" svg:d="M76 559c-9 33-9 40-54 40-11 0-22 0-22 18 0 9 4 11 13 11 27 0 54-2 83-2 32 0 65 2 97 2 6 0 18 0 18-18 0-11-9-11-23-11-49 0-49-7-49-16 0-13 40-172 47-197 13 27 42 63 92 63 114 0 237-146 237-290 0-94-56-159-130-159-49 0-98 36-130 74-11-54-53-74-89-74-45 0-65 38-74 56-16 34-29 94-29 97 0 9 9 9 11 9 11 0 11 0 18-23 16-69 36-117 72-117 15 0 29 7 29 45 0 23-3 34-7 50zM251 128c7-27 33-54 51-70 34-29 63-36 79-36 40 0 65 34 65 92 0 59-34 173-52 211-33 68-80 101-116 101-67 0-79-83-79-87 0-3 0-5 3-16z">
            <text:p/>
          </draw:path>
          <draw:path draw:style-name="gr3" draw:text-style-name="P3" draw:layer="layout" svg:width="0.411cm" svg:height="0.452cm" svg:x="19.198cm" svg:y="11.5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7 15-7 18-11 27-23 31-52 58-92 58-56 0-56-49-56-63 0-18 0-27 11-65 7-29 9-34 16-61l9-40c4-13 11-40 11-43 0-13-11-22-25-22-24 0-31 25-33 34z">
            <text:p/>
          </draw:path>
          <draw:path draw:style-name="gr3" draw:text-style-name="P3" draw:layer="layout" svg:width="0.252cm" svg:height="0.459cm" svg:x="19.238cm" svg:y="12.083cm" svg:viewBox="0 0 253 460" svg:d="M157 20c0-20-2-20-20-20-45 43-108 45-137 45v25c16 0 63 0 101-21v355c0 22 0 31-70 31h-27v25c14 0 99-2 124-2 22 0 109 2 125 2v-25h-27c-69 0-69-9-69-31z">
            <text:p/>
          </draw:path>
          <draw:path draw:style-name="gr3" draw:text-style-name="P3" draw:layer="layout" svg:width="0.23cm" svg:height="0.986cm" svg:x="19.787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3" draw:text-style-name="P3" draw:layer="layout" svg:width="0.304cm" svg:height="0.629cm" svg:x="20.094cm" svg:y="11.662cm" svg:viewBox="0 0 305 630" svg:d="M181 224h94c18 0 30 0 30-20 0-11-12-11-30-11h-85c34-141 41-159 41-166 0-18-14-27-29-27-3 0-32 0-41 36l-38 157h-94c-20 0-29 0-29 18 0 13 9 13 27 13h87c-71 281-74 296-74 314 0 54 38 92 90 92 103 0 159-145 159-152 0-9-9-9-14-9-6 0-8 2-13 13-43 103-96 126-130 126-20 0-29-14-29-45 0-25 0-31 5-47z">
            <text:p/>
          </draw:path>
          <draw:path draw:style-name="gr3" draw:text-style-name="P3" draw:layer="layout" svg:width="0.23cm" svg:height="0.986cm" svg:x="20.482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3" draw:text-style-name="P3" draw:layer="layout" svg:width="0.115cm" svg:height="0.295cm" svg:x="20.891cm" svg:y="12.173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3" draw:layer="layout" svg:width="0.107cm" svg:height="0.107cm" svg:x="21.328cm" svg:y="12.173cm" svg:viewBox="0 0 108 108" svg:d="M108 54c0-29-25-54-54-54s-54 25-54 54 25 54 54 54 54-25 54-54z">
            <text:p/>
          </draw:path>
          <draw:path draw:style-name="gr3" draw:text-style-name="P3" draw:layer="layout" svg:width="0.107cm" svg:height="0.107cm" svg:x="21.765cm" svg:y="12.173cm" svg:viewBox="0 0 108 108" svg:d="M108 54c0-29-25-54-54-54s-54 25-54 54 25 54 54 54 54-25 54-54z">
            <text:p/>
          </draw:path>
          <draw:path draw:style-name="gr3" draw:text-style-name="P3" draw:layer="layout" svg:width="0.107cm" svg:height="0.107cm" svg:x="22.199cm" svg:y="12.173cm" svg:viewBox="0 0 108 108" svg:d="M108 54c0-29-25-54-54-54s-54 25-54 54 25 54 54 54 54-25 54-54z">
            <text:p/>
          </draw:path>
          <draw:path draw:style-name="gr3" draw:text-style-name="P3" draw:layer="layout" svg:width="0.115cm" svg:height="0.295cm" svg:x="22.641cm" svg:y="12.173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3" draw:layer="layout" svg:width="0.514cm" svg:height="0.627cm" svg:x="22.961cm" svg:y="11.843cm" svg:viewBox="0 0 515 628" svg:d="M76 559c-9 33-9 40-54 40-11 0-22 0-22 18 0 9 4 11 13 11 27 0 54-2 83-2 32 0 65 2 97 2 6 0 18 0 18-18 0-11-9-11-23-11-49 0-49-7-49-16 0-13 40-172 47-197 13 27 40 63 92 63 114 0 237-146 237-290 0-94-56-159-130-159-49 0-98 36-130 74-11-54-53-74-89-74-45 0-65 38-74 56-16 34-29 94-29 97 0 9 9 9 11 9 9 0 11 0 18-23 16-69 36-117 72-117 15 0 29 7 29 45 0 23-3 34-7 50zM251 128c7-27 33-54 51-70 34-29 63-36 79-36 40 0 65 34 65 92 0 59-34 173-52 211-33 68-80 101-116 101-67 0-79-83-79-87 0-3 0-5 3-16z">
            <text:p/>
          </draw:path>
          <draw:path draw:style-name="gr3" draw:text-style-name="P3" draw:layer="layout" svg:width="0.411cm" svg:height="0.452cm" svg:x="23.519cm" svg:y="11.5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7 15-7 18-11 27-23 31-52 58-92 58-56 0-56-49-56-63 0-18 0-27 11-65 7-29 9-34 16-61l9-40c2-13 11-40 11-43 0-13-11-22-25-22-24 0-31 25-33 34z">
            <text:p/>
          </draw:path>
          <draw:path draw:style-name="gr3" draw:text-style-name="P3" draw:layer="layout" svg:width="0.615cm" svg:height="0.472cm" svg:x="23.532cm" svg:y="12.097cm" svg:viewBox="0 0 616 473" svg:d="M529 76c6-27 17-49 73-51 3 0 14 0 14-16 0-5-5-9-11-9-23 0-47 2-72 2-16 0-56-2-72-2-4 0-15 0-15 16 0 9 9 9 15 9 34 0 45 11 45 29 0 4 0 9-2 16l-76 302-175-361c-7-11-7-11-25-11h-94c-13 0-22 0-22 16 0 9 9 9 22 9 16 0 30 0 45 4l-92 370c-6 27-18 47-71 50-7 0-16 0-16 13 0 9 4 11 11 11 23 0 47-2 72-2 16 0 56 2 72 2 9 0 15-4 15-13 0-11-9-11-15-11-45-3-45-21-45-30 0-2 0-6 2-17l90-355 201 415c5 11 9 11 16 11 11 0 11-2 13-13z">
            <text:p/>
          </draw:path>
          <draw:path draw:style-name="gr3" draw:text-style-name="P3" draw:layer="layout" svg:width="0.23cm" svg:height="0.986cm" svg:x="24.329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3" draw:text-style-name="P3" draw:layer="layout" svg:width="0.304cm" svg:height="0.629cm" svg:x="24.634cm" svg:y="11.662cm" svg:viewBox="0 0 305 630" svg:d="M181 224h94c18 0 30 0 30-20 0-11-12-11-30-11h-87c36-141 43-159 43-166 0-18-14-27-29-27-5 0-32 0-41 36l-38 157h-94c-20 0-29 0-29 18 0 13 9 13 27 13h87c-71 281-74 296-74 314 0 54 38 92 90 92 103 0 159-145 159-152 0-9-9-9-14-9-8 0-8 2-13 13-43 103-96 126-130 126-20 0-29-14-29-45 0-25 0-31 5-47z">
            <text:p/>
          </draw:path>
          <draw:path draw:style-name="gr3" draw:text-style-name="P3" draw:layer="layout" svg:width="0.23cm" svg:height="0.986cm" svg:x="25.021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3" draw:text-style-name="P3" draw:layer="layout" svg:width="0.351cm" svg:height="0.986cm" svg:x="25.418cm" svg:y="11.54cm" svg:viewBox="0 0 352 987" svg:d="M143 857c0 38-27 103-134 110-5 0-9 4-9 9 0 11 11 11 20 11 96 0 188-47 188-123v-225c0-38 0-69 41-103 33-29 71-31 94-31 4 0 9-5 9-11 0-9-7-9-16-12-65-2-114-38-123-87-5-11-5-14-5-47v-198c0-40 0-71-47-110-40-31-107-40-141-40-9 0-20 0-20 11 0 9 7 9 16 11 62 3 112 36 123 86 4 9 4 11 4 47v206c0 45 7 63 38 94 23 21 50 32 79 39-81 22-117 69-117 125z">
            <text:p/>
          </draw:path>
        </draw:g>
        <draw:g>
          <svg:title>TexMaths</svg:title>
          <svg:desc>36§display§i§svg§600§FALSE§</svg:desc>
          <draw:polygon draw:style-name="gr2" draw:text-style-name="P2" draw:layer="layout" svg:width="0.438cm" svg:height="0.835cm" svg:x="7.4cm" svg:y="13.553cm" svg:viewBox="0 0 439 836" draw:points="220,836 0,836 0,0 439,0 439,836">
            <text:p/>
          </draw:polygon>
          <draw:path draw:style-name="gr3" draw:text-style-name="P3" draw:layer="layout" svg:width="0.337cm" svg:height="0.852cm" svg:x="7.438cm" svg:y="13.447cm" svg:viewBox="0 0 338 853" svg:d="M326 46c0-26-17-46-46-46-35 0-69 32-69 66 0 26 17 46 49 46 29 0 66-28 66-66zM228 524c17-37 17-40 29-74 12-26 17-44 17-67 0-57-40-103-106-103-119 0-168 181-168 193 0 14 12 14 14 14 15 0 15-3 21-23 34-121 86-159 130-159 11 0 31 0 31 41 0 29-8 55-14 66-9 35-66 182-87 236-14 32-29 75-29 101 0 61 44 104 104 104 122 0 168-184 168-196 0-11-12-11-15-11-14 0-14 2-20 23-23 80-66 158-130 158-23 0-31-14-31-43 0-32 8-49 37-127z">
            <text:p/>
          </draw:path>
        </draw:g>
        <draw:g>
          <svg:title>TexMaths</svg:title>
          <svg:desc>36§display§j§svg§600§FALSE§</svg:desc>
          <draw:polygon draw:style-name="gr2" draw:text-style-name="P2" draw:layer="layout" svg:width="0.594cm" svg:height="1.08cm" svg:x="14.618cm" svg:y="13.454cm" svg:viewBox="0 0 595 1081" draw:points="297,1081 0,1081 0,0 595,0 595,1081">
            <text:p/>
          </draw:polygon>
          <draw:path draw:style-name="gr3" draw:text-style-name="P3" draw:layer="layout" svg:width="0.522cm" svg:height="1.097cm" svg:x="14.601cm" svg:y="13.448cm" svg:viewBox="0 0 523 1098" svg:d="M523 46c0-26-18-46-50-46-28 0-66 29-66 66 0 26 17 46 46 46 35 0 70-31 70-66zM266 902c-24 98-84 170-156 170-9 0-26 0-49-11 37-9 57-44 57-70 0-20-14-43-49-43-31 0-69 26-69 72 0 52 52 78 113 78 89 0 207-66 239-190l119-467c5-26 5-43 5-46 0-72-55-118-118-118-130 0-202 184-202 196 0 14 11 14 14 14 12 0 15-3 23-26 32-78 93-156 162-156 17 0 40 6 40 58 0 32-2 43-8 66z">
            <text:p/>
          </draw:path>
        </draw:g>
        <draw:g>
          <svg:title>TexMaths</svg:title>
          <svg:desc>28§display§\Pi_{ij}^\text{A}§svg§600§FALSE§</svg:desc>
          <draw:polygon draw:style-name="gr2" draw:text-style-name="P2" draw:layer="layout" svg:width="1.379cm" svg:height="1.252cm" svg:x="10.697cm" svg:y="14.622cm" svg:viewBox="0 0 1380 1253" draw:points="690,1253 0,1253 0,0 1380,0 1380,1253">
            <text:p/>
          </draw:polygon>
          <draw:path draw:style-name="gr3" draw:text-style-name="P3" draw:layer="layout" svg:width="0.673cm" svg:height="0.67cm" svg:x="10.728cm" svg:y="14.828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3" draw:text-style-name="P3" draw:layer="layout" svg:width="0.519cm" svg:height="0.491cm" svg:x="11.463cm" svg:y="14.6cm" svg:viewBox="0 0 520 492" svg:d="M280 16c-4-12-7-16-20-16-14 0-16 4-20 16l-159 405c-7 18-18 47-81 47v24c25-2 47-2 72-2 27 0 78 2 83 2v-24c-32 0-50-14-50-34 0-4 0-7 3-13l33-85h197l41 100c0 5 2 9 2 11 0 21-36 21-56 21v24c36 0 78-2 103-2 33 0 85 2 92 2v-24h-14c-47 0-51-7-58-27zM240 87l87 224h-177z">
            <text:p/>
          </draw:path>
          <draw:path draw:style-name="gr3" draw:text-style-name="P3" draw:layer="layout" svg:width="0.21cm" svg:height="0.464cm" svg:x="11.465cm" svg:y="15.282cm" svg:viewBox="0 0 211 465" svg:d="M193 27c0-11-9-27-27-27-20 0-41 18-41 38 0 11 9 27 30 27 20 0 38-20 38-38zM52 378c-5 9-7 16-7 29 0 32 27 58 65 58 71 0 101-96 101-105s-9-9-12-9c-9 0-9 5-13 11-16 56-47 83-74 83-13 0-16-9-16-22 0-18 5-29 12-45 6-20 13-38 22-56 4-15 29-80 34-87 2-7 4-16 4-22 0-34-29-59-67-59-70 0-101 94-101 106 0 8 9 8 11 8 11 0 11-4 14-11 18-60 49-85 74-85 11 0 17 7 17 25 0 16-4 27-22 69z">
            <text:p/>
          </draw:path>
          <draw:path draw:style-name="gr3" draw:text-style-name="P3" draw:layer="layout" svg:width="0.304cm" svg:height="0.599cm" svg:x="11.71cm" svg:y="15.282cm" svg:viewBox="0 0 305 600" svg:d="M305 27c0-14-9-27-27-27-20 0-41 20-41 38 0 11 9 27 30 27 18 0 38-18 38-38zM157 492c-11 47-47 87-90 87-9 0-15-2-24-4 17-9 24-25 24-36 0-15-13-24-27-24-22 0-40 17-40 40 0 27 27 45 69 45 41 0 124-25 144-110l63-248c2-7 4-14 4-23 0-38-34-65-76-65-76 0-121 94-121 106 0 8 11 8 11 8 9 0 9-2 16-13 15-40 51-83 92-83 18 0 24 11 24 34 0 9-2 18-2 22z">
            <text:p/>
          </draw:path>
        </draw:g>
        <draw:g>
          <svg:title>TexMaths</svg:title>
          <svg:desc>28§display§\Pi_{ij}^\text{B}§svg§600§FALSE§</svg:desc>
          <draw:polygon draw:style-name="gr2" draw:text-style-name="P2" draw:layer="layout" svg:width="1.379cm" svg:height="1.253cm" svg:x="15.497cm" svg:y="14.603cm" svg:viewBox="0 0 1380 1254" draw:points="690,1254 0,1254 0,0 1380,0 1380,1254">
            <text:p/>
          </draw:polygon>
          <draw:path draw:style-name="gr3" draw:text-style-name="P3" draw:layer="layout" svg:width="0.673cm" svg:height="0.671cm" svg:x="15.528cm" svg:y="14.80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3" draw:text-style-name="P3" draw:layer="layout" svg:width="0.46cm" svg:height="0.472cm" svg:x="16.274cm" svg:y="14.601cm" svg:viewBox="0 0 461 473" svg:d="M0 0v25h16c53 0 56 6 56 31v361c0 24-3 31-56 31h-16v25h293c99 0 168-61 168-128 0-58-60-110-143-119 67-13 123-56 123-107 0-63-71-119-168-119zM132 217v-165c0-21 0-27 34-27h103c67 0 103 49 103 94 0 47-45 98-126 98zM166 448c-34 0-34-7-34-27v-184h148c74 0 112 59 112 108 0 51-47 103-123 103z">
            <text:p/>
          </draw:path>
          <draw:path draw:style-name="gr3" draw:text-style-name="P3" draw:layer="layout" svg:width="0.21cm" svg:height="0.465cm" svg:x="16.265cm" svg:y="15.26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3" draw:text-style-name="P3" draw:layer="layout" svg:width="0.304cm" svg:height="0.599cm" svg:x="16.51cm" svg:y="15.26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ence Weighted At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 each time step <text:s text:c="3"/>, each player calculates their probability vector (strategy) <text:s text:c="11"/>as follows:</text:p>
                <text:p/>
                <text:p/>
              </text:list-item>
              <text:list-item>
                <text:p>Where </text:p>
              </text:list-item>
            </text:list>
          </draw:text-box>
        </draw:frame>
        <draw:g>
          <svg:title>TexMaths</svg:title>
          <svg:desc>36§display§t§svg§600§FALSE§</svg:desc>
          <draw:polygon draw:style-name="gr2" draw:text-style-name="P2" draw:layer="layout" svg:width="0.456cm" svg:height="0.777cm" svg:x="11.743cm" svg:y="5.207cm" svg:viewBox="0 0 457 778" draw:points="230,778 0,778 0,0 457,0 457,778">
            <text:p/>
          </draw:polygon>
          <draw:path draw:style-name="gr3" draw:text-style-name="P3" draw:layer="layout" svg:width="0.39cm" svg:height="0.809cm" svg:x="11.772cm" svg:y="5.19cm" svg:viewBox="0 0 391 810" svg:d="M233 288h121c23 0 37 0 37-26 0-14-14-14-37-14h-110c43-182 52-205 52-213 0-23-17-35-37-35-3 0-41 0-52 46l-49 202h-121c-26 0-37 0-37 23 0 17 11 17 34 17h113c-92 361-95 381-95 404 0 69 49 118 115 118 132 0 204-187 204-196 0-12-12-12-17-12-12 0-12 3-18 18-54 132-123 161-166 161-26 0-38-17-38-57 0-32 0-41 6-61z">
            <text:p/>
          </draw:path>
        </draw:g>
        <draw:g>
          <svg:title>TexMaths</svg:title>
          <svg:desc>36§display§\mathbf{p}^\mu(t)§svg§600§FALSE§</svg:desc>
          <draw:polygon draw:style-name="gr2" draw:text-style-name="P2" draw:layer="layout" svg:width="2.922cm" svg:height="1.263cm" svg:x="19.227cm" svg:y="6.304cm" svg:viewBox="0 0 2923 1264" draw:points="1460,1264 0,1264 0,0 2923,0 2923,1264">
            <text:p/>
          </draw:polygon>
          <draw:path draw:style-name="gr3" draw:text-style-name="P3" draw:layer="layout" svg:width="0.713cm" svg:height="0.817cm" svg:x="19.273cm" svg:y="6.681cm" svg:viewBox="0 0 714 818" svg:d="M233 153c0-23 0-23 18-44 51-51 118-57 146-57 84 0 156 78 156 236 0 178-89 245-173 245-17 0-78 0-132-69-15-15-15-18-15-41zM233 521c55 46 110 58 162 58 190 0 319-115 319-291 0-170-115-288-296-288-95 0-165 40-193 63v-63l-225 12v57c78 0 86 0 86 49v639h-86v61c35-3 112-3 161-3s124 0 159 3v-61h-87z">
            <text:p/>
          </draw:path>
          <draw:path draw:style-name="gr3" draw:text-style-name="P3" draw:layer="layout" svg:width="0.529cm" svg:height="0.581cm" svg:x="20.077cm" svg:y="6.336cm" svg:viewBox="0 0 530 582" svg:d="M3 536c-3 14-3 17-3 20 0 17 17 26 32 26 31 0 37-29 40-44 3-5 20-74 43-164 26 20 64 26 95 26 75 0 127-60 127-63 17 60 78 63 92 63 32 0 55-17 69-46 20-34 32-86 32-89 0-12-12-12-15-12-11 0-11 3-17 29-11 41-29 95-66 95-23 0-29-20-29-43 0-17 6-49 12-72 8-23 17-60 20-81l20-77c6-23 17-61 17-67 0-17-14-28-31-28-9 0-26 5-35 23-3 3-11 31-14 49l-21 74-25 113c-6 20-6 23-15 34-29 41-66 75-118 75-72 0-72-63-72-80 0-23 0-35 15-84 8-37 11-43 20-78l11-51c3-18 15-52 15-55 0-17-15-29-32-29-32 0-40 32-43 43z">
            <text:p/>
          </draw:path>
          <draw:path draw:style-name="gr3" draw:text-style-name="P3" draw:layer="layout" svg:width="0.296cm" svg:height="1.266cm" svg:x="20.837cm" svg:y="6.301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3" draw:layer="layout" svg:width="0.391cm" svg:height="0.808cm" svg:x="21.231cm" svg:y="6.456cm" svg:viewBox="0 0 392 809" svg:d="M233 288h121c23 0 38 0 38-26 0-14-15-14-38-14h-109c43-182 52-205 52-213 0-23-18-35-38-35-3 0-40 0-52 46l-49 202h-121c-25 0-37 0-37 23 0 17 12 17 35 17h112c-92 360-95 380-95 403 0 69 49 118 115 118 132 0 204-187 204-196 0-11-11-11-17-11-11 0-11 3-17 17-55 133-124 161-167 161-26 0-38-17-38-57 0-32 0-41 6-61z">
            <text:p/>
          </draw:path>
          <draw:path draw:style-name="gr3" draw:text-style-name="P3" draw:layer="layout" svg:width="0.296cm" svg:height="1.266cm" svg:x="21.73cm" svg:y="6.301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p_i^\mu(t) = \frac{e^{\beta Q_i^\mu(t)}}{\sum_ke^{\beta Q_k^\mu(t)}}§svg§600§FALSE§</svg:desc>
          <draw:polygon draw:style-name="gr2" draw:text-style-name="P2" draw:layer="layout" svg:width="10.597cm" svg:height="3.402cm" svg:x="9.917cm" svg:y="8.109cm" svg:viewBox="0 0 10598 3403" draw:points="5299,3403 0,3403 0,0 10598,0 10598,3403">
            <text:p/>
          </draw:polygon>
          <draw:path draw:style-name="gr3" draw:text-style-name="P3" draw:layer="layout" svg:width="0.661cm" svg:height="0.806cm" svg:x="9.877cm" svg:y="9.564cm" svg:viewBox="0 0 662 807" svg:d="M98 717c-12 44-12 52-69 52-15 0-29 0-29 23 0 12 6 15 17 15 35 0 69-3 107-3 40 0 83 3 124 3 8 0 23 0 23-23 0-15-12-15-29-15-63 0-63-8-63-20 0-17 51-222 60-253 17 34 52 80 118 80 147 0 305-187 305-371 0-121-72-205-167-205-63 0-126 46-167 95-14-69-69-95-115-95-57 0-83 49-95 72-20 43-37 121-37 124 0 11 11 11 14 11 14 0 14 0 23-28 20-90 46-150 92-150 20 0 38 8 38 57 0 29-3 44-9 64zM323 164c8-34 43-69 66-89 43-38 80-46 101-46 51 0 83 43 83 118s-43 222-66 271c-43 86-104 129-150 129-86 0-101-106-101-112 0-3 0-6 3-20z">
            <text:p/>
          </draw:path>
          <draw:path draw:style-name="gr3" draw:text-style-name="P3" draw:layer="layout" svg:width="0.529cm" svg:height="0.581cm" svg:x="10.597cm" svg:y="9.126cm" svg:viewBox="0 0 530 582" svg:d="M3 536c-3 14-3 17-3 20 0 17 17 26 32 26 31 0 37-29 40-43 3-6 20-75 43-164 26 20 64 25 95 25 75 0 127-60 127-63 17 61 78 63 92 63 32 0 55-17 69-46 20-34 32-86 32-89 0-11-12-11-15-11-11 0-11 2-17 28-11 41-29 95-66 95-23 0-29-20-29-43 0-17 6-49 12-72 8-23 17-60 20-80l20-78c6-23 17-61 17-67 0-17-14-28-31-28-9 0-26 5-35 23-3 3-11 31-14 49l-21 75-25 112c-9 20-9 23-15 35-29 40-66 74-118 74-72 0-72-63-72-80 0-23 0-35 15-84 8-37 11-43 20-78l11-51c3-18 15-52 15-55 0-17-15-29-32-29-32 0-40 32-43 43z">
            <text:p/>
          </draw:path>
          <draw:path draw:style-name="gr3" draw:text-style-name="P3" draw:layer="layout" svg:width="0.27cm" svg:height="0.598cm" svg:x="10.594cm" svg:y="9.889cm" svg:viewBox="0 0 271 599" svg:d="M248 35c0-15-12-35-35-35-26 0-52 23-52 49 0 14 12 35 38 35s49-26 49-49zM66 487c-6 11-8 20-8 37 0 41 34 75 83 75 92 0 130-124 130-135 0-12-12-12-15-12-11 0-11 6-17 15-20 72-60 106-95 106-17 0-20-11-20-31 0-21 6-35 14-55 9-26 18-49 29-72 6-20 37-104 43-112 3-9 6-21 6-29 0-44-37-75-86-75-90 0-130 121-130 135 0 12 12 12 14 12 15 0 15-6 18-15 23-77 63-109 95-109 14 0 23 8 23 32 0 20-6 34-29 89z">
            <text:p/>
          </draw:path>
          <draw:path draw:style-name="gr3" draw:text-style-name="P3" draw:layer="layout" svg:width="0.296cm" svg:height="1.267cm" svg:x="11.354cm" svg:y="9.17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3" draw:layer="layout" svg:width="0.391cm" svg:height="0.809cm" svg:x="11.749cm" svg:y="9.33cm" svg:viewBox="0 0 392 810" svg:d="M233 288h121c23 0 38 0 38-26 0-14-15-14-38-14h-109c43-182 52-205 52-213 0-23-18-35-38-35-3 0-40 0-52 46l-49 202h-121c-25 0-37 0-37 23 0 17 12 17 35 17h112c-92 360-95 380-95 403 0 70 49 119 115 119 132 0 204-188 204-196 0-12-11-12-17-12-11 0-11 3-17 17-55 133-124 162-167 162-26 0-38-17-38-58 0-32 0-40 6-60z">
            <text:p/>
          </draw:path>
          <draw:path draw:style-name="gr3" draw:text-style-name="P3" draw:layer="layout" svg:width="0.296cm" svg:height="1.267cm" svg:x="12.247cm" svg:y="9.17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3" draw:text-style-name="P3" draw:layer="layout" svg:width="0.843cm" svg:height="0.299cm" svg:x="13.088cm" svg:y="9.659cm" svg:viewBox="0 0 844 300" svg:d="M801 52c20 0 43 0 43-26s-23-26-41-26h-760c-20 0-43 0-43 26s23 26 43 26zM803 300c18 0 41 0 41-26s-23-26-43-26h-758c-20 0-43 0-43 26s23 26 43 26z">
            <text:p/>
          </draw:path>
          <draw:path draw:style-name="gr3" draw:text-style-name="P3" draw:layer="layout" svg:width="0.489cm" svg:height="0.575cm" svg:x="15.642cm" svg:y="8.708cm" svg:viewBox="0 0 490 576" svg:d="M179 268c37 0 132-3 195-29 90-37 95-112 95-130 0-57-49-109-135-109-141 0-334 124-334 346 0 129 75 230 199 230 184 0 291-135 291-150 0-8-9-17-18-17-5 0-8 3-14 15-101 123-239 123-256 123-98 0-110-106-110-147 0-14 0-54 20-132zM121 239c49-193 178-210 213-210 61 0 92 37 92 80 0 130-201 130-253 130z">
            <text:p/>
          </draw:path>
          <draw:path draw:style-name="gr3" draw:text-style-name="P3" draw:layer="layout" svg:width="0.521cm" svg:height="0.797cm" svg:x="16.215cm" svg:y="8.184cm" svg:viewBox="0 0 522 798" svg:d="M522 124c0-78-69-124-147-124-121 0-213 138-233 228l-142 561c-2 6 9 9 12 9 9 0 17 0 17-6l61-236c20 40 60 78 132 78 127 0 268-89 268-225 0-52-26-106-72-135 46-29 104-78 104-150zM343 274c-11 3-17 5-43 5-14 0-37 0-43-5 8-3 34-6 43-6 11 0 32 3 43 6zM461 107c0 49-23 118-78 149-17-5-34-11-83-11-32 0-75 0-75 32 0 23 26 26 72 26 32 0 58-3 84-12 28 17 43 55 43 95 0 127-89 225-199 225-69 0-115-43-115-113 0-8 0-17 0-25l60-237c21-86 98-210 202-210 55 0 89 29 89 81z">
            <text:p/>
          </draw:path>
          <draw:path draw:style-name="gr3" draw:text-style-name="P3" draw:layer="layout" svg:width="0.676cm" svg:height="0.797cm" svg:x="16.849cm" svg:y="8.186cm" svg:viewBox="0 0 677 798" svg:d="M351 677c0 61 12 121 87 121 106 0 158-153 158-173 0-6-6-11-11-11-9 0-12 5-15 11-20 61-80 78-109 78-35 0-55-14-69-84 158-57 285-216 285-371 0-141-101-248-259-248-214 0-418 199-418 400 0 142 107 243 259 243 17 0 46 0 92-12zM199 602c-46-14-113-60-113-181 0-55 18-176 101-274 55-69 141-118 225-118 95 0 178 63 178 193 0 89-43 282-207 363-14-58-37-95-89-95-49 0-98 43-98 89 0 17 0 17 3 23zM351 599c-20 6-52 15-86 15-14 0-46 0-46-35 0-32 37-63 75-63 31 0 54 14 57 83z">
            <text:p/>
          </draw:path>
          <draw:path draw:style-name="gr3" draw:text-style-name="P3" draw:layer="layout" svg:width="0.422cm" svg:height="0.42cm" svg:x="17.644cm" svg:y="8.1cm" svg:viewBox="0 0 423 421" svg:d="M3 380c-3 12-3 15-3 18 0 14 12 23 23 23 14 0 26-9 32-29 11-43 5-20 17-61l14-60c23 14 55 17 78 17 40 0 75-17 101-46 11 37 55 46 78 46s40-14 54-34c18-26 26-61 26-64 0-8-11-8-14-8-12 0-12 2-14 14-12 46-29 72-52 72-18 0-23-14-23-35 0-14 17-89 43-190 3-8 3-11 3-14 0-15-12-23-23-23-26 0-32 23-35 40-9 29-9 29-14 55-6 29-15 60-20 83-6 18-6 18-15 32-23 26-52 52-92 52-35 0-63-14-63-61 0-14 5-25 8-46 9-28 9-31 15-57l11-43c3-12 9-35 9-38 0-11-9-23-23-23-26 0-32 23-35 32z">
            <text:p/>
          </draw:path>
          <draw:path draw:style-name="gr3" draw:text-style-name="P3" draw:layer="layout" svg:width="0.224cm" svg:height="0.431cm" svg:x="17.641cm" svg:y="8.676cm" svg:viewBox="0 0 225 432" svg:d="M196 29c0-17-12-29-29-29s-40 17-40 37c0 18 14 29 29 29 20 0 40-20 40-37zM225 334c0-8-9-8-12-8-11 0-11 0-17 14-9 35-38 69-72 69-15 0-17-9-17-23s2-20 8-32c3-14 9-26 12-34 3-6 29-66 37-90 6-11 9-20 9-31 0-29-29-55-69-55-69 0-104 81-104 98 0 9 12 9 14 9 9 0 12-3 15-12 14-46 43-75 72-75 11 0 20 9 20 26 0 3 0 9-6 23-3 12-31 78-40 101-6 12-6 12-15 35-2 8-8 17-8 26 0 34 32 57 72 57 66 0 101-83 101-98z">
            <text:p/>
          </draw:path>
          <draw:path draw:style-name="gr3" draw:text-style-name="P3" draw:layer="layout" svg:width="0.232cm" svg:height="0.886cm" svg:x="18.286cm" svg:y="8.143cm" svg:viewBox="0 0 233 887" svg:d="M216 0c-170 118-216 308-216 444 0 124 37 320 216 443 6 0 17 0 17-8 0-6-3-9-8-15-121-106-165-259-165-420 0-239 93-358 168-424 2-3 5-6 5-8 0-12-11-12-17-12z">
            <text:p/>
          </draw:path>
          <draw:path draw:style-name="gr3" draw:text-style-name="P3" draw:layer="layout" svg:width="0.301cm" svg:height="0.564cm" svg:x="18.614cm" svg:y="8.256cm" svg:viewBox="0 0 302 565" svg:d="M181 205h93c17 0 28 0 28-21 0-11-11-11-26-11h-86l35-133c0-3 3-8 3-11 0-17-15-29-32-29-23 0-35 14-43 37-6 24 5-20-32 136h-92c-17 0-29 0-29 20 0 12 12 12 26 12h86l-54 210c-3 23-12 55-12 66 0 52 43 84 95 84 101 0 156-124 156-136 0-11-12-11-15-11-11 0-11 3-17 17-26 55-72 107-121 107-20 0-32-12-32-46 0-9 3-26 6-35z">
            <text:p/>
          </draw:path>
          <draw:path draw:style-name="gr3" draw:text-style-name="P3" draw:layer="layout" svg:width="0.232cm" svg:height="0.886cm" svg:x="19.02cm" svg:y="8.143cm" svg:viewBox="0 0 233 887" svg:d="M17 0c-5 0-17 0-17 12 0 2 3 5 9 11 77 72 161 190 161 421 0 184-58 325-153 412-17 17-17 17-17 23 0 3 3 8 12 8 11 0 95-57 155-170 40-72 66-170 66-273 0-124-37-320-216-444z">
            <text:p/>
          </draw:path>
          <draw:polygon draw:style-name="gr3" draw:text-style-name="P3" draw:layer="layout" svg:width="6.012cm" svg:height="0.054cm" svg:x="14.499cm" svg:y="9.783cm" svg:viewBox="0 0 6013 55" draw:points="3007,55 0,55 0,0 6013,0 6013,55">
            <text:p/>
          </draw:polygon>
          <draw:path draw:style-name="gr3" draw:text-style-name="P3" draw:layer="layout" svg:width="1.194cm" svg:height="1.267cm" svg:x="14.571cm" svg:y="10.18cm" svg:viewBox="0 0 1195 1268" svg:d="M464 677l-452 556c-9 15-12 17-12 20 0 15 12 15 35 15h1051l109-314h-32c-31 95-115 173-224 207-20 9-107 38-294 38h-538l440-545c9-11 12-14 12-20s-3-6-9-17l-412-565h501c144 0 435 9 524 245h32l-109-297h-1051c-35 0-35 0-35 40z">
            <text:p/>
          </draw:path>
          <draw:path draw:style-name="gr3" draw:text-style-name="P3" draw:layer="layout" svg:width="0.437cm" svg:height="0.627cm" svg:x="15.902cm" svg:y="10.892cm" svg:viewBox="0 0 438 628" svg:d="M213 26c0 0 3-12 3-14 0-3-3-12-14-12-18 0-93 6-116 9-5 0-17 3-17 20 0 14 12 14 23 14 40 0 40 6 40 12s0 11-2 20l-124 504c-6 15-6 17-6 20 0 12 12 29 32 29 23 0 34-20 40-37 0-6 40-162 43-173 64 6 115 26 115 72 0 3 0 8-2 17-3 14-3 17-3 29 0 63 51 92 92 92 89 0 115-135 115-138 0-12-12-12-14-12-12 0-15 6-18 23-11 38-34 101-80 101-23 0-29-23-29-46 0-14 0-17 3-40 3-3 5-18 5-29 0-78-106-92-143-92 25-18 57-46 74-61 44-43 90-83 139-83 11 0 23 3 28 11-37 6-46 38-46 49 0 20 18 35 38 35 23 0 49-20 49-58 0-29-20-63-69-63s-95 37-141 78c-38 37-67 63-104 80z">
            <text:p/>
          </draw:path>
          <draw:path draw:style-name="gr3" draw:text-style-name="P3" draw:layer="layout" svg:width="0.489cm" svg:height="0.575cm" svg:x="16.728cm" svg:y="10.569cm" svg:viewBox="0 0 490 576" svg:d="M179 268c37 0 132-3 195-29 90-37 95-112 95-130 0-57-49-109-135-109-141 0-334 124-334 346 0 129 75 230 199 230 184 0 291-135 291-150 0-8-9-17-18-17-5 0-8 3-14 15-101 123-239 123-256 123-98 0-110-106-110-147 0-14 0-54 20-132zM121 239c49-193 178-210 213-210 61 0 92 37 92 80 0 130-201 130-253 130z">
            <text:p/>
          </draw:path>
          <draw:path draw:style-name="gr3" draw:text-style-name="P3" draw:layer="layout" svg:width="0.521cm" svg:height="0.797cm" svg:x="17.298cm" svg:y="10.062cm" svg:viewBox="0 0 522 798" svg:d="M522 124c0-78-69-124-147-124-121 0-213 138-233 228l-142 561c-2 6 9 9 12 9 9 0 17 0 17-6l61-236c20 40 60 78 132 78 127 0 268-89 268-225 0-52-26-106-72-135 46-29 104-78 104-150zM343 274c-11 3-17 5-43 5-14 0-37 0-43-5 8-3 34-6 43-6 11 0 32 3 43 6zM461 107c0 49-23 118-78 149-17-5-34-11-83-11-32 0-75 0-75 32 0 23 26 26 72 26 32 0 58-3 84-12 28 17 43 55 43 95 0 127-89 225-199 225-69 0-115-43-115-113 0-8 0-17 0-25l60-237c21-86 98-210 202-210 55 0 89 29 89 81z">
            <text:p/>
          </draw:path>
          <draw:path draw:style-name="gr3" draw:text-style-name="P3" draw:layer="layout" svg:width="0.676cm" svg:height="0.797cm" svg:x="17.935cm" svg:y="10.062cm" svg:viewBox="0 0 677 798" svg:d="M351 677c0 61 12 121 87 121 106 0 158-153 158-173 0-6-6-11-11-11-9 0-12 5-15 11-20 61-80 78-109 78-35 0-55-14-69-84 158-57 285-216 285-371 0-141-101-248-259-248-214 0-418 199-418 400 0 142 107 243 259 243 17 0 46 0 92-12zM199 602c-46-14-113-60-113-181 0-55 18-176 101-274 55-69 141-118 225-118 95 0 178 63 178 193 0 89-43 282-207 363-14-58-37-95-89-95-49 0-98 43-98 89 0 17 0 17 3 23zM351 599c-17 6-52 15-86 15-14 0-46 0-46-35 0-32 37-63 75-63 31 0 54 14 57 83z">
            <text:p/>
          </draw:path>
          <draw:path draw:style-name="gr3" draw:text-style-name="P3" draw:layer="layout" svg:width="0.422cm" svg:height="0.42cm" svg:x="18.727cm" svg:y="9.979cm" svg:viewBox="0 0 423 421" svg:d="M3 380c-3 12-3 15-3 18 0 14 12 23 23 23 14 0 26-9 32-29 11-43 5-20 17-61l14-60c23 14 55 17 78 17 40 0 75-17 101-46 11 37 55 46 78 46s40-14 54-34c18-26 26-61 26-64 0-8-11-8-14-8-12 0-12 2-14 14-12 46-29 72-52 72-18 0-23-14-23-35 0-14 17-89 43-190 3-8 3-11 3-14 0-15-12-23-23-23-26 0-32 23-35 40-9 29-9 29-14 55-6 29-15 60-20 83-6 18-6 18-15 32-23 26-52 52-92 52-35 0-63-14-63-61 0-14 5-25 8-46 9-28 9-31 15-57l11-43c3-12 9-35 9-38 0-11-9-23-23-23-26 0-32 23-35 32z">
            <text:p/>
          </draw:path>
          <draw:path draw:style-name="gr3" draw:text-style-name="P3" draw:layer="layout" svg:width="0.345cm" svg:height="0.448cm" svg:x="18.747cm" svg:y="10.552cm" svg:viewBox="0 0 346 449" svg:d="M156 23c2-9 2-9 2-11 0-12-8-12-20-12l-78 6c-11 0-11 3-17 3 0 3-3 11-3 14 0 12 9 12 20 12 0 0 12 0 21 2 11 0 14 3 14 9 0 0 0 3-6 15l-86 351c-3 9-3 9-3 14 0 15 12 23 23 23 26 0 32-23 35-34l28-115c18 0 95 5 95 49 0 5 0 8 0 14-2 9-2 14-2 17 0 46 40 69 77 69 67 0 90-92 90-100 0-9-9-9-12-9-11 0-11 3-17 14-6 23-23 72-58 72-23 0-26-23-26-37 0 0 0-9 3-20 0-9 3-17 3-20 0-58-72-67-112-70 17-11 43-31 54-40 35-29 70-57 107-57 14 0 20 2 23 8 0 0-3 0-6 0-29 12-29 38-29 40 0 9 9 26 29 26 12 0 41-11 41-46 0-31-26-49-55-49-46 0-81 29-130 67-20 17-43 31-66 43z">
            <text:p/>
          </draw:path>
          <draw:path draw:style-name="gr3" draw:text-style-name="P3" draw:layer="layout" svg:width="0.232cm" svg:height="0.886cm" svg:x="19.369cm" svg:y="10.022cm" svg:viewBox="0 0 233 887" svg:d="M216 0c-170 118-216 308-216 444 0 124 37 320 216 443 6 0 17 0 17-8 0-6-3-9-8-15-121-106-165-259-165-420 0-239 93-358 168-424 2-3 5-6 5-8 0-12-11-12-17-12z">
            <text:p/>
          </draw:path>
          <draw:path draw:style-name="gr3" draw:text-style-name="P3" draw:layer="layout" svg:width="0.301cm" svg:height="0.564cm" svg:x="19.7cm" svg:y="10.131cm" svg:viewBox="0 0 302 565" svg:d="M181 205h93c17 0 28 0 28-21 0-11-11-11-26-11h-86l35-133c0-3 3-8 3-11 0-17-15-29-32-29-23 0-35 14-43 37-6 24 5-20-32 136h-92c-17 0-29 0-29 20 0 12 12 12 26 12h86l-54 210c-3 23-12 55-12 66 0 52 43 84 95 84 101 0 156-124 156-136 0-11-12-11-15-11-11 0-11 3-17 17-26 55-72 107-121 107-20 0-32-12-32-46 0-9 3-26 6-35z">
            <text:p/>
          </draw:path>
          <draw:path draw:style-name="gr3" draw:text-style-name="P3" draw:layer="layout" svg:width="0.232cm" svg:height="0.886cm" svg:x="20.106cm" svg:y="10.022cm" svg:viewBox="0 0 233 887" svg:d="M17 0c-5 0-17 0-17 12 0 2 3 5 9 11 77 72 161 190 161 421 0 184-58 325-153 412-17 17-17 17-17 23 0 3 3 8 12 8 11 0 95-57 155-170 40-72 66-170 66-273 0-124-37-320-216-444z">
            <text:p/>
          </draw:path>
        </draw:g>
        <draw:g>
          <svg:title>TexMaths</svg:title>
          <svg:desc>36§latex§\begin{align}
Q_i^\mu(t) &amp;= (1-\alpha)Q_i^\mu(t-1) + \alpha\mathbb{E}_{\mathbf{p}^{\mu^\prime}(t-1)}[\Pi_{ij}^\mu|i] \\
Q_i^\mu(t) &amp;= (1-\alpha)Q_i^\mu(t-1) + \alpha\sum_j\Pi_{ij}^\mu p_j^{\mu^\prime}
\end{align}§svg§600§FALSE§</svg:desc>
          <draw:polygon draw:style-name="gr2" draw:text-style-name="P2" draw:layer="layout" svg:width="34.185cm" svg:height="5.08cm" svg:x="2.34cm" svg:y="14.938cm" svg:viewBox="0 0 34186 5081" draw:points="17093,5081 0,5081 0,0 34186,0 34186,5081">
            <text:p/>
          </draw:polygon>
          <draw:path draw:style-name="gr3" draw:text-style-name="P3" draw:layer="layout" svg:width="0.877cm" svg:height="1.14cm" svg:x="2.403cm" svg:y="15.033cm" svg:viewBox="0 0 878 1141" svg:d="M492 887c199-75 386-302 386-547 0-202-135-340-325-340-274 0-553 288-553 585 0 210 141 337 325 337 32 0 75-6 124-18-5 78-5 81-5 98 0 41 0 139 106 139 150 0 210-234 210-245 0-12-8-15-11-15-12 0-15 6-17 15-29 89-104 121-147 121-61 0-78-35-93-130zM253 876c-97-38-141-139-141-251 0-89 32-268 130-406 92-130 210-187 305-187 127 0 219 98 219 268 0 126-66 423-279 544-6-46-18-138-113-138-66 0-126 63-126 129 0 26 5 41 5 41zM334 890c-20 0-60 0-60-55 0-49 49-101 100-101 55 0 78 32 78 107 0 20 0 20-11 26-35 14-72 23-107 23z">
            <text:p/>
          </draw:path>
          <draw:path draw:style-name="gr3" draw:text-style-name="P3" draw:layer="layout" svg:width="0.529cm" svg:height="0.581cm" svg:x="3.38cm" svg:y="14.926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6-18 15-52 15-55 0-17-15-29-32-29-32 0-40 32-43 43z">
            <text:p/>
          </draw:path>
          <draw:path draw:style-name="gr3" draw:text-style-name="P3" draw:layer="layout" svg:width="0.27cm" svg:height="0.598cm" svg:x="3.377cm" svg:y="15.692cm" svg:viewBox="0 0 271 599" svg:d="M248 35c0-15-12-35-35-35-26 0-52 23-52 49 0 14 12 35 38 35s49-26 49-49zM66 487c-6 11-8 20-8 37 0 41 34 75 83 75 92 0 130-124 130-135 0-12-12-12-15-12-11 0-11 6-17 15-20 72-60 106-95 106-17 0-20-11-20-32 0-20 6-34 14-54 9-26 18-49 29-72 6-20 37-104 43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296cm" svg:height="1.266cm" svg:x="4.14cm" svg:y="14.978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391cm" svg:height="0.808cm" svg:x="4.535cm" svg:y="15.133cm" svg:viewBox="0 0 392 809" svg:d="M233 288h121c23 0 38 0 38-26 0-14-15-14-38-14h-109c43-182 52-205 52-213 0-23-18-35-38-35-3 0-40 0-52 46l-49 202h-121c-25 0-37 0-37 23 0 17 12 17 35 17h112c-92 360-95 380-95 403 0 69 49 118 115 118 133 0 205-187 205-195 0-12-12-12-18-12-8 0-11 3-17 17-55 133-124 162-167 162-26 0-38-18-38-58 0-32 0-40 6-61z">
            <text:p/>
          </draw:path>
          <draw:path draw:style-name="gr3" draw:text-style-name="P3" draw:layer="layout" svg:width="0.296cm" svg:height="1.266cm" svg:x="5.033cm" svg:y="14.978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43cm" svg:height="0.299cm" svg:x="5.882cm" svg:y="15.462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3" draw:layer="layout" svg:width="0.296cm" svg:height="1.266cm" svg:x="7.268cm" svg:y="14.978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419cm" svg:height="0.846cm" svg:x="7.746cm" svg:y="15.082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3" draw:text-style-name="P3" draw:layer="layout" svg:width="0.774cm" svg:height="0.054cm" svg:x="8.65cm" svg:y="15.583cm" svg:viewBox="0 0 775 55" svg:d="M732 55c20 0 43 0 43-29 0-26-23-26-43-26h-689c-20 0-43 0-43 26 0 29 23 29 43 29z">
            <text:p/>
          </draw:path>
          <draw:path draw:style-name="gr3" draw:text-style-name="P3" draw:layer="layout" svg:width="0.71cm" svg:height="0.575cm" svg:x="9.857cm" svg:y="15.367cm" svg:viewBox="0 0 711 576" svg:d="M553 262c0-199-118-262-210-262-176 0-343 181-343 360 0 118 75 216 204 216 81 0 173-29 271-107 15 67 58 107 115 107 67 0 107-69 107-89 0-9-9-15-17-15-9 0-12 6-15 15-23 60-69 60-72 60-40 0-40-98-40-129 0-26 0-29 14-44 118-149 144-299 144-299 0-3 0-12-14-12-12 0-12 3-17 26-23 81-67 176-127 251zM469 435c-112 98-210 112-262 112-75 0-112-57-112-138 0-60 32-199 72-265 61-92 130-115 173-115 127 0 127 167 127 265 0 46 0 121 2 141z">
            <text:p/>
          </draw:path>
          <draw:path draw:style-name="gr3" draw:text-style-name="P3" draw:layer="layout" svg:width="0.296cm" svg:height="1.266cm" svg:x="10.689cm" svg:y="14.978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77cm" svg:height="1.14cm" svg:x="11.17cm" svg:y="15.033cm" svg:viewBox="0 0 878 1141" svg:d="M492 887c199-75 386-302 386-547 0-202-135-340-325-340-274 0-553 288-553 585 0 210 141 337 325 337 32 0 75-6 124-18-5 78-5 81-5 98 0 41 0 139 106 139 150 0 210-234 210-245 0-12-8-15-11-15-12 0-15 6-17 15-29 89-104 121-147 121-61 0-78-35-93-130zM253 876c-97-38-141-139-141-251 0-89 32-268 130-406 92-130 210-187 305-187 127 0 219 98 219 268 0 126-66 423-279 544-6-46-18-138-113-138-66 0-129 63-129 129 0 26 8 41 8 41zM331 890c-17 0-57 0-57-55 0-49 49-101 100-101 55 0 78 32 78 107 0 20 0 20-11 26-35 14-72 23-110 23z">
            <text:p/>
          </draw:path>
          <draw:path draw:style-name="gr3" draw:text-style-name="P3" draw:layer="layout" svg:width="0.529cm" svg:height="0.581cm" svg:x="12.149cm" svg:y="14.926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3-18 15-52 15-55 0-17-15-29-32-29-32 0-40 32-43 43z">
            <text:p/>
          </draw:path>
          <draw:path draw:style-name="gr3" draw:text-style-name="P3" draw:layer="layout" svg:width="0.27cm" svg:height="0.598cm" svg:x="12.147cm" svg:y="15.692cm" svg:viewBox="0 0 271 599" svg:d="M248 35c0-15-12-35-35-35-26 0-52 23-52 49 0 14 12 35 38 35s49-26 49-49zM66 487c-6 11-8 20-8 37 0 41 34 75 83 75 89 0 130-124 130-135 0-12-12-12-15-12-11 0-11 6-17 15-20 72-60 106-95 106-17 0-20-11-20-32 0-20 6-34 14-54 9-26 18-49 26-72 9-20 40-104 46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296cm" svg:height="1.266cm" svg:x="12.907cm" svg:y="14.978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391cm" svg:height="0.808cm" svg:x="13.301cm" svg:y="15.133cm" svg:viewBox="0 0 392 809" svg:d="M233 288h121c23 0 38 0 38-26 0-14-15-14-38-14h-109c43-182 52-205 52-213 0-23-18-35-38-35-3 0-40 0-52 46l-49 202h-121c-25 0-37 0-37 23 0 17 12 17 35 17h112c-89 360-95 380-95 403 0 69 49 118 115 118 133 0 205-187 205-195 0-12-12-12-18-12-8 0-11 3-17 17-55 133-124 162-167 162-26 0-38-18-38-58 0-32 3-40 6-61z">
            <text:p/>
          </draw:path>
          <draw:path draw:style-name="gr3" draw:text-style-name="P3" draw:layer="layout" svg:width="0.774cm" svg:height="0.054cm" svg:x="14.114cm" svg:y="15.583cm" svg:viewBox="0 0 775 55" svg:d="M732 55c20 0 43 0 43-29 0-26-23-26-43-26h-689c-20 0-43 0-43 26 0 29 23 29 43 29z">
            <text:p/>
          </draw:path>
          <draw:path draw:style-name="gr3" draw:text-style-name="P3" draw:layer="layout" svg:width="0.419cm" svg:height="0.846cm" svg:x="15.384cm" svg:y="15.082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3" draw:text-style-name="P3" draw:layer="layout" svg:width="0.296cm" svg:height="1.266cm" svg:x="15.974cm" svg:y="14.978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43cm" svg:height="0.846cm" svg:x="16.743cm" svg:y="15.188cm" svg:viewBox="0 0 844 847" svg:d="M449 449h355c17 0 40 0 40-26s-23-26-40-26h-355v-354c0-20 0-43-26-43s-26 23-26 43v354h-354c-20 0-43 0-43 26s23 26 43 26h354v355c0 17 0 43 26 43s26-26 26-43z">
            <text:p/>
          </draw:path>
          <draw:path draw:style-name="gr3" draw:text-style-name="P3" draw:layer="layout" svg:width="0.71cm" svg:height="0.575cm" svg:x="17.987cm" svg:y="15.367cm" svg:viewBox="0 0 711 576" svg:d="M553 262c0-199-118-262-210-262-176 0-343 181-343 360 0 118 75 216 204 216 81 0 173-29 271-107 15 67 58 107 115 107 67 0 107-69 107-89 0-9-9-15-17-15-9 0-12 6-15 15-23 60-69 60-72 60-40 0-40-98-40-129 0-26 0-29 14-44 118-149 144-299 144-299 0-3 0-12-14-12-12 0-12 3-17 26-23 81-67 176-127 251zM469 435c-112 98-210 112-262 112-75 0-112-57-112-138 0-60 32-199 72-265 61-92 130-115 173-115 127 0 127 167 127 265 0 46 0 121 2 141z">
            <text:p/>
          </draw:path>
          <draw:path draw:style-name="gr3" draw:text-style-name="P3" draw:layer="layout" svg:width="0.794cm" svg:height="0.869cm" svg:x="18.762cm" svg:y="15.058cm" svg:viewBox="0 0 795 870" svg:d="M311 444c32 0 92 0 138 25 61 41 67 110 67 116 0 17 0 34 23 34 20 0 20-17 20-40v-343c0-23 0-43-20-43-23 0-23 20-23 32-9 161-139 172-205 172v-267c0-87 23-87 55-87h60c173 0 257 89 265 176 0 11 3 29 23 29s20-20 20-41v-164c0-40-2-43-40-43h-651c-23 0-43 0-43 23 0 20 23 20 35 20 72 0 77 12 77 75v634c0 60-5 75-72 75-20 0-40 0-40 20 0 23 20 23 43 23h674c23 0 35 0 40-17 0-3 38-214 38-219 0-15-12-23-23-23-17 0-23 14-23 17-9 32-20 86-113 141-66 37-132 58-201 58h-69c-32 0-55 0-55-87zM691 43v64c-23-26-46-47-72-64zM444 418c20-12 48-29 72-55v106c-32-34-72-51-72-51zM156 115c0-17 0-49-9-72h132c-11 32-11 72-11 84v616c0 46 8 72 11 84h-132c9-23 9-55 9-72zM628 827v-3c40-20 75-46 101-69 0 5-9 60-12 72z">
            <text:p/>
          </draw:path>
          <draw:path draw:style-name="gr3" draw:text-style-name="P3" draw:layer="layout" svg:width="0.546cm" svg:height="0.572cm" svg:x="19.635cm" svg:y="15.882cm" svg:viewBox="0 0 547 573" svg:d="M233 524h-60v-155c23 14 66 37 127 37 155 0 247-86 247-204 0-107-78-202-227-202-46 0-101 9-153 40v-40l-167 6v52c14 0 32 0 43 0 17 2 17 14 17 31v435h-60v49c0 0 72-3 115-3s115 3 118 3zM173 115c0-17 0-17 14-29 41-37 95-40 113-40 74 0 123 61 123 156 0 115-66 164-135 164-66 0-104-49-115-64z">
            <text:p/>
          </draw:path>
          <draw:path draw:style-name="gr3" draw:text-style-name="P3" draw:layer="layout" svg:width="0.422cm" svg:height="0.42cm" svg:x="20.28cm" svg:y="15.747cm" svg:viewBox="0 0 423 421" svg:d="M3 380c-3 12-3 15-3 17 0 15 12 24 23 24 14 0 26-9 32-29 11-43 5-20 17-61l14-60c23 14 55 17 78 17 40 0 75-17 101-46 11 37 55 46 78 46s40-14 54-35c18-25 26-60 26-63 0-9-11-9-14-9-12 0-12 3-14 15-12 46-29 72-52 72-18 0-23-15-23-35 0-14 17-89 43-190 3-8 3-11 3-14 0-15-12-23-23-23-26 0-32 23-35 40-8 29-8 29-14 55-9 29-15 60-20 83-6 18-6 18-15 32-23 26-52 52-92 52-35 0-63-15-63-61 0-14 5-26 8-46 9-29 9-31 15-57l11-44c3-11 9-34 9-37 0-11-9-23-23-23-26 0-32 23-35 32z">
            <text:p/>
          </draw:path>
          <draw:path draw:style-name="gr3" draw:text-style-name="P3" draw:layer="layout" svg:width="0.178cm" svg:height="0.33cm" svg:x="20.813cm" svg:y="15.488cm" svg:viewBox="0 0 179 331" svg:d="M173 60c0 0 6-14 6-23 0-23-21-37-41-37-26 0-34 20-37 29l-98 276c-3 9-3 9-3 12 0 8 26 14 29 14 6 0 6-3 8-8z">
            <text:p/>
          </draw:path>
          <draw:path draw:style-name="gr3" draw:text-style-name="P3" draw:layer="layout" svg:width="0.232cm" svg:height="0.886cm" svg:x="21.265cm" svg:y="15.617cm" svg:viewBox="0 0 233 887" svg:d="M216 0c-170 118-216 308-216 444 0 123 37 319 216 443 6 0 17 0 17-9 0-5-3-8-8-14-121-106-165-259-165-420 0-239 93-358 168-424 2-3 5-6 5-8 0-12-11-12-17-12z">
            <text:p/>
          </draw:path>
          <draw:path draw:style-name="gr3" draw:text-style-name="P3" draw:layer="layout" svg:width="0.301cm" svg:height="0.564cm" svg:x="21.593cm" svg:y="15.727cm" svg:viewBox="0 0 302 565" svg:d="M181 205h93c17 0 28 0 28-21 0-11-11-11-26-11h-86l35-133c0-3 3-8 3-11 0-17-15-29-32-29-23 0-35 14-43 37-6 23 5-20-32 136h-92c-17 0-29 0-29 20 0 12 12 12 26 12h86l-54 210c-3 23-12 54-12 66 0 52 43 84 95 84 101 0 156-124 156-136 0-11-12-11-15-11-11 0-11 3-17 17-26 55-72 106-121 106-20 0-32-11-32-46 0-8 3-26 6-34z">
            <text:p/>
          </draw:path>
          <draw:path draw:style-name="gr3" draw:text-style-name="P3" draw:layer="layout" svg:width="0.601cm" svg:height="0.045cm" svg:x="22.034cm" svg:y="16.038cm" svg:viewBox="0 0 602 46" svg:d="M567 46c12 0 35 0 35-23s-20-23-35-23h-532c-15 0-35 0-35 23s20 23 35 23z">
            <text:p/>
          </draw:path>
          <draw:path draw:style-name="gr3" draw:text-style-name="P3" draw:layer="layout" svg:width="0.324cm" svg:height="0.589cm" svg:x="22.823cm" svg:y="15.692cm" svg:viewBox="0 0 325 590" svg:d="M202 26c0-26-3-26-26-26-58 55-139 58-176 58v31c20 0 81 0 130-26v455c0 29 0 41-90 41h-34v31c17 0 126-2 158-2 29 0 141 2 161 2v-31h-34c-89 0-89-12-89-41z">
            <text:p/>
          </draw:path>
          <draw:path draw:style-name="gr3" draw:text-style-name="P3" draw:layer="layout" svg:width="0.232cm" svg:height="0.886cm" svg:x="23.289cm" svg:y="15.617cm" svg:viewBox="0 0 233 887" svg:d="M17 0c-5 0-17 0-17 12 0 2 3 5 9 11 77 72 161 190 161 421 0 184-58 325-153 411-17 18-17 18-17 23 0 3 3 9 12 9 11 0 95-57 155-170 40-72 66-170 66-273 0-124-37-320-216-444z">
            <text:p/>
          </draw:path>
          <draw:polygon draw:style-name="gr3" draw:text-style-name="P3" draw:layer="layout" svg:width="0.175cm" svg:height="1.266cm" svg:x="23.845cm" svg:y="14.978cm" svg:viewBox="0 0 176 1267" draw:points="176,1267 176,1218 52,1218 52,52 176,52 176,0 0,0 0,1267">
            <text:p/>
          </draw:polygon>
          <draw:path draw:style-name="gr3" draw:text-style-name="P3" draw:layer="layout" svg:width="0.866cm" svg:height="0.863cm" svg:x="24.087cm" svg:y="15.064cm" svg:viewBox="0 0 867 864" svg:d="M737 98c0-43 3-58 101-58h29v-40h-867v40h32c98 0 98 15 98 58v665c0 46 0 61-98 61h-32v40c43-6 138-6 187-6s144 0 187 6v-40h-31c-95 0-98-15-98-61v-723h377v723c0 46 0 61-98 61h-32v40c44-6 139-6 188-6s144 0 187 6v-40h-29c-98 0-101-15-101-61z">
            <text:p/>
          </draw:path>
          <draw:path draw:style-name="gr3" draw:text-style-name="P3" draw:layer="layout" svg:width="0.529cm" svg:height="0.581cm" svg:x="25.035cm" svg:y="14.926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6-18 15-52 15-55 0-17-15-29-32-29-32 0-40 32-43 43z">
            <text:p/>
          </draw:path>
          <draw:path draw:style-name="gr3" draw:text-style-name="P3" draw:layer="layout" svg:width="0.27cm" svg:height="0.598cm" svg:x="25.035cm" svg:y="15.692cm" svg:viewBox="0 0 271 599" svg:d="M248 35c0-15-12-35-35-35-26 0-52 23-52 49 0 14 12 35 38 35s49-26 49-49zM66 487c-6 11-8 20-8 37 0 41 34 75 83 75 92 0 130-124 130-135 0-12-12-12-15-12-11 0-11 6-17 15-20 72-60 106-95 106-17 0-20-11-20-32 0-20 6-34 14-54 9-26 18-49 29-72 6-20 37-104 43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391cm" svg:height="0.771cm" svg:x="25.349cm" svg:y="15.692cm" svg:viewBox="0 0 392 772" svg:d="M392 35c0-18-12-35-35-35-26 0-52 26-52 49 0 14 12 35 38 35 23 0 49-24 49-49zM202 634c-15 60-61 112-116 112-11 0-20-3-31-6 23-11 31-31 31-46 0-20-17-32-34-32-29 0-52 24-52 52 0 35 35 58 89 58 52 0 159-32 185-141l80-320c3-9 6-17 6-29 0-49-43-83-98-83-98 0-155 121-155 135 0 12 11 12 14 12 11 0 11-3 20-18 20-51 66-106 118-106 23 0 32 14 32 43 0 12-3 23-3 29z">
            <text:p/>
          </draw:path>
          <draw:path draw:style-name="gr3" draw:text-style-name="P3" draw:layer="layout" svg:width="0.054cm" svg:height="1.266cm" svg:x="26.034cm" svg:y="14.978cm" svg:viewBox="0 0 55 1267" svg:d="M55 46c0-23 0-46-29-46-26 0-26 23-26 46v1175c0 23 0 46 26 46 29 0 29-23 29-46z">
            <text:p/>
          </draw:path>
          <draw:path draw:style-name="gr3" draw:text-style-name="P3" draw:layer="layout" svg:width="0.336cm" svg:height="0.852cm" svg:x="26.27cm" svg:y="15.09cm" svg:viewBox="0 0 337 853" svg:d="M325 46c0-26-17-46-46-46-34 0-69 32-69 66 0 26 18 46 49 46 29 0 66-28 66-66zM228 524c17-37 17-40 28-75 12-26 18-43 18-66 0-58-41-104-107-104-118 0-167 182-167 193 0 15 12 15 14 15 15 0 15-3 21-23 34-121 86-159 129-159 12 0 32 0 32 41 0 28-9 54-15 66-8 34-66 181-86 236-14 32-29 75-29 101 0 60 43 104 104 104 121 0 167-185 167-196 0-12-12-12-14-12-15 0-15 3-21 23-23 81-66 159-129 159-23 0-32-15-32-44 0-31 9-49 38-126z">
            <text:p/>
          </draw:path>
          <draw:polygon draw:style-name="gr3" draw:text-style-name="P3" draw:layer="layout" svg:width="0.175cm" svg:height="1.266cm" svg:x="26.696cm" svg:y="14.978cm" svg:viewBox="0 0 176 1267" draw:points="176,0 0,0 0,52 124,52 124,1218 0,1218 0,1267 176,1267">
            <text:p/>
          </draw:polygon>
          <draw:path draw:style-name="gr3" draw:text-style-name="P3" draw:layer="layout" svg:width="0.296cm" svg:height="1.266cm" svg:x="35.037cm" svg:y="14.978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419cm" svg:height="0.846cm" svg:x="35.515cm" svg:y="15.082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3" draw:text-style-name="P3" draw:layer="layout" svg:width="0.296cm" svg:height="1.266cm" svg:x="36.106cm" svg:y="14.978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77cm" svg:height="1.14cm" svg:x="2.403cm" svg:y="17.458cm" svg:viewBox="0 0 878 1141" svg:d="M492 887c199-75 386-302 386-547 0-202-135-340-325-340-274 0-553 288-553 585 0 210 141 337 325 337 32 0 75-6 124-18-5 78-5 81-5 95 0 44 0 142 106 142 150 0 210-234 210-245 0-12-8-15-11-15-12 0-15 6-17 15-29 89-104 121-147 121-61 0-78-35-93-130zM253 876c-97-38-141-139-141-251 0-89 32-268 130-406 92-130 210-187 305-187 127 0 219 98 219 268 0 126-66 426-279 544-6-46-18-138-113-138-66 0-126 63-126 129 0 26 5 41 5 41zM334 890c-20 0-60 0-60-55 0-49 49-101 100-101 55 0 78 32 78 107 0 20 0 20-11 26-35 14-72 23-107 23z">
            <text:p/>
          </draw:path>
          <draw:path draw:style-name="gr3" draw:text-style-name="P3" draw:layer="layout" svg:width="0.529cm" svg:height="0.581cm" svg:x="3.38cm" svg:y="17.351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6-18 15-52 15-55 0-17-15-29-32-29-32 0-40 32-43 43z">
            <text:p/>
          </draw:path>
          <draw:path draw:style-name="gr3" draw:text-style-name="P3" draw:layer="layout" svg:width="0.27cm" svg:height="0.598cm" svg:x="3.377cm" svg:y="18.114cm" svg:viewBox="0 0 271 599" svg:d="M248 35c0-15-12-35-35-35-26 0-52 23-52 49 0 14 12 35 38 35s49-26 49-49zM66 487c-6 11-8 20-8 37 0 41 34 75 83 75 92 0 130-124 130-135 0-12-12-12-15-12-11 0-11 3-17 15-20 72-60 106-95 106-17 0-20-11-20-32 0-20 6-34 14-54 9-26 18-49 29-72 6-20 37-104 43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296cm" svg:height="1.266cm" svg:x="4.14cm" svg:y="17.4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391cm" svg:height="0.808cm" svg:x="4.535cm" svg:y="17.559cm" svg:viewBox="0 0 392 809" svg:d="M233 288h121c23 0 38 0 38-26 0-14-15-14-38-14h-109c43-182 52-205 52-213 0-23-18-35-38-35-3 0-40 0-52 46l-49 202h-121c-25 0-37 0-37 23 0 17 12 17 35 17h112c-92 360-95 380-95 403 0 69 49 118 115 118 133 0 205-187 205-195 0-12-12-12-18-12-8 0-11 3-17 17-55 133-124 162-167 162-26 0-38-18-38-58 0-32 0-40 6-61z">
            <text:p/>
          </draw:path>
          <draw:path draw:style-name="gr3" draw:text-style-name="P3" draw:layer="layout" svg:width="0.296cm" svg:height="1.266cm" svg:x="5.033cm" svg:y="17.4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43cm" svg:height="0.299cm" svg:x="5.882cm" svg:y="17.884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3" draw:layer="layout" svg:width="0.296cm" svg:height="1.266cm" svg:x="7.268cm" svg:y="17.4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419cm" svg:height="0.846cm" svg:x="7.746cm" svg:y="17.507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3" draw:text-style-name="P3" draw:layer="layout" svg:width="0.774cm" svg:height="0.054cm" svg:x="8.65cm" svg:y="18.008cm" svg:viewBox="0 0 775 55" svg:d="M732 55c20 0 43 0 43-29 0-26-23-26-43-26h-689c-20 0-43 0-43 26 0 29 23 29 43 29z">
            <text:p/>
          </draw:path>
          <draw:path draw:style-name="gr3" draw:text-style-name="P3" draw:layer="layout" svg:width="0.71cm" svg:height="0.575cm" svg:x="9.857cm" svg:y="17.789cm" svg:viewBox="0 0 711 576" svg:d="M553 262c0-199-118-262-210-262-176 0-343 181-343 360 0 118 75 216 204 216 81 0 173-29 271-107 15 67 58 107 115 107 67 0 107-69 107-89 0-9-9-15-17-15-9 0-12 6-15 15-23 60-69 60-72 60-40 0-40-98-40-129 0-26 0-29 14-44 118-149 144-299 144-299 0-3 0-12-14-12-12 0-12 3-17 26-23 81-67 176-127 251zM469 435c-112 98-210 112-262 112-75 0-112-57-112-138 0-60 32-199 72-265 61-92 130-115 173-115 127 0 127 167 127 265 0 46 0 121 2 141z">
            <text:p/>
          </draw:path>
          <draw:path draw:style-name="gr3" draw:text-style-name="P3" draw:layer="layout" svg:width="0.296cm" svg:height="1.266cm" svg:x="10.689cm" svg:y="17.4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77cm" svg:height="1.14cm" svg:x="11.17cm" svg:y="17.458cm" svg:viewBox="0 0 878 1141" svg:d="M492 887c199-75 386-302 386-547 0-202-135-340-325-340-274 0-553 288-553 585 0 210 141 337 325 337 32 0 75-6 124-18-5 78-5 81-5 95 0 44 0 142 106 142 150 0 210-234 210-245 0-12-8-15-11-15-12 0-15 6-17 15-29 89-104 121-147 121-61 0-78-35-93-130zM253 876c-97-38-141-139-141-251 0-89 32-268 130-406 92-130 210-187 305-187 127 0 219 98 219 268 0 126-66 426-279 544-6-46-18-138-113-138-66 0-129 63-129 129 0 26 8 41 8 41zM331 890c-17 0-57 0-57-55 0-49 49-101 100-101 55 0 78 32 78 107 0 20 0 20-11 26-35 14-72 23-110 23z">
            <text:p/>
          </draw:path>
          <draw:path draw:style-name="gr3" draw:text-style-name="P3" draw:layer="layout" svg:width="0.529cm" svg:height="0.581cm" svg:x="12.149cm" svg:y="17.351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3-18 15-52 15-55 0-17-15-29-32-29-32 0-40 32-43 43z">
            <text:p/>
          </draw:path>
          <draw:path draw:style-name="gr3" draw:text-style-name="P3" draw:layer="layout" svg:width="0.27cm" svg:height="0.598cm" svg:x="12.147cm" svg:y="18.114cm" svg:viewBox="0 0 271 599" svg:d="M248 35c0-15-12-35-35-35-26 0-52 23-52 49 0 14 12 35 38 35s49-26 49-49zM66 487c-6 11-8 20-8 37 0 41 34 75 83 75 89 0 130-124 130-135 0-12-12-12-15-12-11 0-11 3-17 15-20 72-60 106-95 106-17 0-20-11-20-32 0-20 6-34 14-54 9-26 18-49 26-72 9-20 40-104 46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296cm" svg:height="1.266cm" svg:x="12.907cm" svg:y="17.4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391cm" svg:height="0.808cm" svg:x="13.301cm" svg:y="17.559cm" svg:viewBox="0 0 392 809" svg:d="M233 288h121c23 0 38 0 38-26 0-14-15-14-38-14h-109c43-182 52-205 52-213 0-23-18-35-38-35-3 0-40 0-52 46l-49 202h-121c-25 0-37 0-37 23 0 17 12 17 35 17h112c-89 360-95 380-95 403 0 69 49 118 115 118 133 0 205-187 205-195 0-12-12-12-18-12-8 0-11 3-17 17-55 133-124 162-167 162-26 0-38-18-38-58 0-32 3-40 6-61z">
            <text:p/>
          </draw:path>
          <draw:path draw:style-name="gr3" draw:text-style-name="P3" draw:layer="layout" svg:width="0.774cm" svg:height="0.054cm" svg:x="14.114cm" svg:y="18.008cm" svg:viewBox="0 0 775 55" svg:d="M732 55c20 0 43 0 43-29 0-26-23-26-43-26h-689c-20 0-43 0-43 26 0 29 23 29 43 29z">
            <text:p/>
          </draw:path>
          <draw:path draw:style-name="gr3" draw:text-style-name="P3" draw:layer="layout" svg:width="0.419cm" svg:height="0.846cm" svg:x="15.384cm" svg:y="17.507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3" draw:text-style-name="P3" draw:layer="layout" svg:width="0.296cm" svg:height="1.266cm" svg:x="15.974cm" svg:y="17.4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  <draw:path draw:style-name="gr3" draw:text-style-name="P3" draw:layer="layout" svg:width="0.843cm" svg:height="0.846cm" svg:x="16.743cm" svg:y="17.613cm" svg:viewBox="0 0 844 847" svg:d="M449 449h355c17 0 40 0 40-26s-23-26-40-26h-355v-354c0-20 0-43-26-43s-26 23-26 43v354h-354c-20 0-43 0-43 26s23 26 43 26h354v355c0 17 0 43 26 43s26-26 26-43z">
            <text:p/>
          </draw:path>
          <draw:path draw:style-name="gr3" draw:text-style-name="P3" draw:layer="layout" svg:width="0.71cm" svg:height="0.575cm" svg:x="17.987cm" svg:y="17.789cm" svg:viewBox="0 0 711 576" svg:d="M553 262c0-199-118-262-210-262-176 0-343 181-343 360 0 118 75 216 204 216 81 0 173-29 271-107 15 67 58 107 115 107 67 0 107-69 107-89 0-9-9-15-17-15-9 0-12 6-15 15-23 60-69 60-72 60-40 0-40-98-40-129 0-26 0-29 14-44 118-149 144-299 144-299 0-3 0-12-14-12-12 0-12 3-17 26-23 81-67 176-127 251zM469 435c-112 98-210 112-262 112-75 0-112-57-112-138 0-60 32-199 72-265 61-92 130-115 173-115 127 0 127 167 127 265 0 46 0 121 2 141z">
            <text:p/>
          </draw:path>
          <draw:path draw:style-name="gr3" draw:text-style-name="P3" draw:layer="layout" svg:width="1.687cm" svg:height="1.773cm" svg:x="19.027cm" svg:y="17.147cm" svg:viewBox="0 0 1688 1774" svg:d="M1532 1774l156-406h-32c-49 133-184 219-331 256-26 6-150 41-395 41h-763l645-758c9-8 12-14 12-20 0-3 0-6-9-20l-590-807h694c170 0 285 18 296 21 69 11 179 31 280 95 31 20 118 77 161 181h32l-156-357h-1497c-29 0-29 0-35 9 0 3 0 28 0 43l671 916-657 769c-14 17-14 23-14 23 0 14 12 14 35 14z">
            <text:p/>
          </draw:path>
          <draw:path draw:style-name="gr3" draw:text-style-name="P3" draw:layer="layout" svg:width="0.391cm" svg:height="0.771cm" svg:x="19.635cm" svg:y="19.255cm" svg:viewBox="0 0 392 772" svg:d="M392 35c0-15-12-35-35-35-26 0-52 26-52 49 0 14 12 35 38 35 23 0 49-24 49-49zM202 634c-15 60-61 112-116 112-11 0-20-3-31-6 23-11 31-31 31-46 0-20-17-32-34-32-29 0-52 24-52 52 0 35 35 58 89 58 52 0 159-32 185-141l80-320c3-9 6-17 6-29 0-49-43-83-98-83-98 0-155 121-155 135 0 12 14 12 14 12 11 0 11-3 20-18 20-51 66-106 118-106 23 0 32 14 32 43 0 12-3 23-3 29z">
            <text:p/>
          </draw:path>
          <draw:path draw:style-name="gr3" draw:text-style-name="P3" draw:layer="layout" svg:width="0.866cm" svg:height="0.863cm" svg:x="21.037cm" svg:y="17.489cm" svg:viewBox="0 0 867 864" svg:d="M737 98c0-43 3-58 101-58h29v-40h-867v40h32c98 0 98 15 98 58v665c0 46 0 61-98 61h-32v40c43-6 138-6 187-6s144 0 187 6v-40h-31c-95 0-98-15-98-61v-723h377v723c0 46 0 61-98 61h-32v40c44-6 139-6 188-6s144 0 187 6v-40h-29c-98 0-101-15-101-61z">
            <text:p/>
          </draw:path>
          <draw:path draw:style-name="gr3" draw:text-style-name="P3" draw:layer="layout" svg:width="0.529cm" svg:height="0.581cm" svg:x="21.985cm" svg:y="17.351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6 20-6 23-15 34-29 41-66 75-118 75-72 0-72-63-72-80 0-23 0-35 15-84 8-37 11-43 20-78l11-51c6-18 15-52 15-55 0-17-15-29-32-29-32 0-40 32-43 43z">
            <text:p/>
          </draw:path>
          <draw:path draw:style-name="gr3" draw:text-style-name="P3" draw:layer="layout" svg:width="0.27cm" svg:height="0.598cm" svg:x="21.982cm" svg:y="18.114cm" svg:viewBox="0 0 271 599" svg:d="M248 35c0-15-12-35-35-35-26 0-52 23-52 49 0 14 12 35 38 35s49-26 49-49zM66 487c-6 11-8 20-8 37 0 41 34 75 83 75 89 0 130-124 130-135 0-12-12-12-15-12-11 0-11 3-17 15-20 72-60 106-95 106-17 0-20-11-20-32 0-20 6-34 14-54 9-26 18-49 26-72 9-20 40-104 46-113 3-8 6-20 6-28 0-44-37-75-86-75-90 0-130 121-130 135 0 12 12 12 14 12 15 0 15-6 18-15 23-78 63-109 95-109 14 0 23 8 23 31 0 21-6 35-29 90z">
            <text:p/>
          </draw:path>
          <draw:path draw:style-name="gr3" draw:text-style-name="P3" draw:layer="layout" svg:width="0.391cm" svg:height="0.771cm" svg:x="22.296cm" svg:y="18.114cm" svg:viewBox="0 0 392 772" svg:d="M392 35c0-18-12-35-35-35-26 0-52 26-52 49 0 14 12 35 38 35 23 0 49-24 49-49zM202 634c-15 60-61 112-116 112-11 0-20-3-31-6 23-11 31-31 31-46 0-20-17-32-34-32-29 0-52 24-52 52 0 35 35 58 89 58 52 0 159-32 185-141l80-320c3-9 6-17 6-29 0-49-43-83-98-83-98 0-155 121-155 135 0 12 11 12 14 12 11 0 11-3 20-18 20-51 66-106 118-106 23 0 32 14 32 43 0 12-3 23-3 29z">
            <text:p/>
          </draw:path>
          <draw:path draw:style-name="gr3" draw:text-style-name="P3" draw:layer="layout" svg:width="0.661cm" svg:height="0.805cm" svg:x="22.791cm" svg:y="17.789cm" svg:viewBox="0 0 662 806" svg:d="M98 717c-12 43-12 52-69 52-15 0-29 0-29 23 0 12 6 14 17 14 35 0 69-2 107-2 40 0 83 2 124 2 8 0 23 0 23-23 0-14-12-14-29-14-63 0-63-9-63-20 0-17 51-222 60-254 17 35 55 81 118 81 147 0 305-187 305-371 0-121-72-205-167-205-63 0-126 46-167 95-14-69-69-95-115-95-57 0-83 49-95 72-20 43-37 121-37 124 0 11 11 11 14 11 14 0 14 0 23-28 20-90 46-150 92-150 20 0 38 8 38 57 0 29-3 44-9 64zM323 164c8-34 43-69 66-89 43-38 80-46 101-46 51 0 83 43 83 118s-43 222-66 271c-43 86-104 129-150 129-86 0-101-106-101-112 0-3 0-6 3-20z">
            <text:p/>
          </draw:path>
          <draw:path draw:style-name="gr3" draw:text-style-name="P3" draw:layer="layout" svg:width="0.529cm" svg:height="0.581cm" svg:x="23.508cm" svg:y="17.351cm" svg:viewBox="0 0 530 582" svg:d="M3 536c-3 14-3 17-3 20 0 17 17 26 32 26 31 0 37-29 40-43 3-6 20-75 43-165 26 21 64 26 95 26 75 0 127-60 127-63 17 60 78 63 92 63 32 0 55-17 69-46 20-34 32-86 32-89 0-12-12-12-14-12-12 0-12 3-18 29-11 41-29 95-66 95-23 0-29-20-29-43 0-17 6-49 12-72 8-23 17-60 20-81l20-77c6-23 17-61 17-67 0-17-14-28-31-28-9 0-26 5-35 23-3 3-11 31-14 49l-20 75-26 112c-9 20-9 23-15 34-29 41-66 75-118 75-72 0-72-63-72-80 0-23 0-35 15-84 8-37 11-43 20-78l11-51c3-18 15-52 15-55 0-17-15-29-32-29-32 0-40 32-43 43z">
            <text:p/>
          </draw:path>
          <draw:path draw:style-name="gr3" draw:text-style-name="P3" draw:layer="layout" svg:width="0.178cm" svg:height="0.33cm" svg:x="24.136cm" svg:y="17.006cm" svg:viewBox="0 0 179 331" svg:d="M173 60c0 0 6-14 6-23 0-23-21-37-41-37-26 0-34 20-37 29l-98 276c-3 9-3 9-3 12 0 8 26 14 29 14 6 0 6-3 8-8z">
            <text:p/>
          </draw:path>
          <draw:path draw:style-name="gr3" draw:text-style-name="P3" draw:layer="layout" svg:width="0.391cm" svg:height="0.771cm" svg:x="23.465cm" svg:y="18.114cm" svg:viewBox="0 0 392 772" svg:d="M392 35c0-18-12-35-35-35-26 0-52 26-52 49 0 14 12 35 38 35 23 0 49-24 49-49zM202 634c-15 60-61 112-116 112-11 0-20-3-31-6 23-11 31-31 31-46 0-20-17-32-34-32-29 0-52 24-52 52 0 35 35 58 89 58 52 0 159-32 185-141l80-320c3-9 6-17 6-29 0-49-43-83-98-83-98 0-155 121-155 135 0 12 14 12 14 12 11 0 11-3 20-18 20-51 66-106 118-106 23 0 32 14 32 43 0 12-3 23-3 29z">
            <text:p/>
          </draw:path>
          <draw:path draw:style-name="gr3" draw:text-style-name="P3" draw:layer="layout" svg:width="0.296cm" svg:height="1.266cm" svg:x="35.037cm" svg:y="17.4cm" svg:viewBox="0 0 297 1267" svg:d="M297 1256c0-3 0-6-23-29-159-158-199-397-199-593 0-219 49-441 204-599 18-15 18-18 18-23 0-9-6-12-15-12-11 0-126 86-201 248-67 138-81 279-81 386 0 100 14 253 84 397 77 156 187 236 198 236 9 0 15-3 15-11z">
            <text:p/>
          </draw:path>
          <draw:path draw:style-name="gr3" draw:text-style-name="P3" draw:layer="layout" svg:width="0.506cm" svg:height="0.846cm" svg:x="35.466cm" svg:y="17.507cm" svg:viewBox="0 0 507 847" svg:d="M98 749l135-133c199-175 274-242 274-368 0-147-112-248-268-248-144 0-239 118-239 230 0 70 63 70 66 70 23 0 66-15 66-67 0-31-23-66-66-66-11 0-11 0-17 3 29-84 98-130 173-130 115 0 170 101 170 208 0 101-64 201-133 279l-245 271c-14 14-14 17-14 49h472l35-222h-32c-6 37-14 92-26 112-11 12-95 12-121 12z">
            <text:p/>
          </draw:path>
          <draw:path draw:style-name="gr3" draw:text-style-name="P3" draw:layer="layout" svg:width="0.296cm" svg:height="1.266cm" svg:x="36.106cm" svg:y="17.4cm" svg:viewBox="0 0 297 1267" svg:d="M297 634c0-98-15-251-84-395-78-155-187-239-201-239-6 0-12 6-12 12 0 5 0 8 23 31 127 124 199 326 199 591 0 216-46 440-205 599-17 17-17 20-17 23 0 8 6 11 12 11 14 0 129-86 204-247 66-139 81-280 81-38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b! Say Something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27:42.217515871</meta:creation-date>
    <dc:date>2017-05-09T15:15:29.882106631</dc:date>
    <meta:editing-duration>PT1H36M56S</meta:editing-duration>
    <meta:editing-cycles>10</meta:editing-cycles>
    <meta:generator>LibreOffice/5.2.6.2$Linux_X86_64 LibreOffice_project/20m0$Build-2</meta:generator>
    <meta:document-statistic meta:object-count="245"/>
  </office:meta>
</office:document-meta>
</file>